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91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ory" table:style-name="ta1">
        <table:shapes>
          <draw:frame draw:z-index="0" draw:style-name="gr1" draw:text-style-name="P1" svg:width="14.1102in" svg:height="8.324in" svg:x="5.0319in" svg:y="0.2197in">
            <draw:object draw:notify-on-update-of-ranges="memory.B1:memory.B1 memory.B2:memory.B171 memory.C1:memory.C1 memory.C2:memory.C171 memory.D1:memory.D1 memory.D2:memory.D1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Default" office:value-type="string" calcext:value-type="string">
            <text:p>wall_clock</text:p>
          </table:table-cell>
          <table:table-cell office:value-type="string" calcext:value-type="string">
            <text:p>relative ti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2020-06-30 18:41:23.864038</text:p>
          </table:table-cell>
          <table:table-cell office:value-type="float" office:value="0" calcext:value-type="float">
            <text:p>0</text:p>
          </table:table-cell>
          <table:table-cell table:formula="of:=[.E2]-[.D2]" office:value-type="float" office:value="235378" calcext:value-type="float">
            <text:p>235378</text:p>
          </table:table-cell>
          <table:table-cell office:value-type="float" office:value="0" calcext:value-type="float">
            <text:p>0</text:p>
          </table:table-cell>
          <table:table-cell office:value-type="float" office:value="235378" calcext:value-type="float">
            <text:p>235378</text:p>
          </table:table-cell>
        </table:table-row>
        <table:table-row table:style-name="ro1">
          <table:table-cell office:value-type="string" calcext:value-type="string">
            <text:p>2020-06-30 18:41:31.482136</text:p>
          </table:table-cell>
          <table:table-cell office:value-type="float" office:value="7.618098" calcext:value-type="float">
            <text:p>7.618098</text:p>
          </table:table-cell>
          <table:table-cell table:formula="of:=[.E3]-[.D3]" office:value-type="float" office:value="263058" calcext:value-type="float">
            <text:p>263058</text:p>
          </table:table-cell>
          <table:table-cell office:value-type="float" office:value="0" calcext:value-type="float">
            <text:p>0</text:p>
          </table:table-cell>
          <table:table-cell office:value-type="float" office:value="263058" calcext:value-type="float">
            <text:p>263058</text:p>
          </table:table-cell>
        </table:table-row>
        <table:table-row table:style-name="ro1">
          <table:table-cell office:value-type="string" calcext:value-type="string">
            <text:p>2020-06-30 18:41:31.585247</text:p>
          </table:table-cell>
          <table:table-cell office:value-type="float" office:value="7.721209" calcext:value-type="float">
            <text:p>7.721209</text:p>
          </table:table-cell>
          <table:table-cell table:formula="of:=[.E4]-[.D4]" office:value-type="float" office:value="263058" calcext:value-type="float">
            <text:p>263058</text:p>
          </table:table-cell>
          <table:table-cell office:value-type="float" office:value="0" calcext:value-type="float">
            <text:p>0</text:p>
          </table:table-cell>
          <table:table-cell office:value-type="float" office:value="263058" calcext:value-type="float">
            <text:p>263058</text:p>
          </table:table-cell>
        </table:table-row>
        <table:table-row table:style-name="ro1">
          <table:table-cell office:value-type="string" calcext:value-type="string">
            <text:p>2020-06-30 18:41:31.689442</text:p>
          </table:table-cell>
          <table:table-cell office:value-type="float" office:value="7.825404" calcext:value-type="float">
            <text:p>7.825404</text:p>
          </table:table-cell>
          <table:table-cell table:formula="of:=[.E5]-[.D5]" office:value-type="float" office:value="263058" calcext:value-type="float">
            <text:p>263058</text:p>
          </table:table-cell>
          <table:table-cell office:value-type="float" office:value="0" calcext:value-type="float">
            <text:p>0</text:p>
          </table:table-cell>
          <table:table-cell office:value-type="float" office:value="263058" calcext:value-type="float">
            <text:p>263058</text:p>
          </table:table-cell>
        </table:table-row>
        <table:table-row table:style-name="ro1">
          <table:table-cell office:value-type="string" calcext:value-type="string">
            <text:p>2020-06-30 18:41:31.796035</text:p>
          </table:table-cell>
          <table:table-cell office:value-type="float" office:value="7.931997" calcext:value-type="float">
            <text:p>7.931997</text:p>
          </table:table-cell>
          <table:table-cell table:formula="of:=[.E6]-[.D6]" office:value-type="float" office:value="263058" calcext:value-type="float">
            <text:p>263058</text:p>
          </table:table-cell>
          <table:table-cell office:value-type="float" office:value="0" calcext:value-type="float">
            <text:p>0</text:p>
          </table:table-cell>
          <table:table-cell office:value-type="float" office:value="263058" calcext:value-type="float">
            <text:p>263058</text:p>
          </table:table-cell>
        </table:table-row>
        <table:table-row table:style-name="ro1">
          <table:table-cell office:value-type="string" calcext:value-type="string">
            <text:p>2020-06-30 18:41:31.902603</text:p>
          </table:table-cell>
          <table:table-cell office:value-type="float" office:value="8.038565" calcext:value-type="float">
            <text:p>8.038565</text:p>
          </table:table-cell>
          <table:table-cell table:formula="of:=[.E7]-[.D7]" office:value-type="float" office:value="263058" calcext:value-type="float">
            <text:p>263058</text:p>
          </table:table-cell>
          <table:table-cell office:value-type="float" office:value="0" calcext:value-type="float">
            <text:p>0</text:p>
          </table:table-cell>
          <table:table-cell office:value-type="float" office:value="263058" calcext:value-type="float">
            <text:p>263058</text:p>
          </table:table-cell>
        </table:table-row>
        <table:table-row table:style-name="ro1">
          <table:table-cell office:value-type="string" calcext:value-type="string">
            <text:p>2020-06-30 18:41:32.008214</text:p>
          </table:table-cell>
          <table:table-cell office:value-type="float" office:value="8.144176" calcext:value-type="float">
            <text:p>8.144176</text:p>
          </table:table-cell>
          <table:table-cell table:formula="of:=[.E8]-[.D8]" office:value-type="float" office:value="263058" calcext:value-type="float">
            <text:p>263058</text:p>
          </table:table-cell>
          <table:table-cell office:value-type="float" office:value="0" calcext:value-type="float">
            <text:p>0</text:p>
          </table:table-cell>
          <table:table-cell office:value-type="float" office:value="263058" calcext:value-type="float">
            <text:p>263058</text:p>
          </table:table-cell>
        </table:table-row>
        <table:table-row table:style-name="ro1">
          <table:table-cell office:value-type="string" calcext:value-type="string">
            <text:p>2020-06-30 18:41:32.112523</text:p>
          </table:table-cell>
          <table:table-cell office:value-type="float" office:value="8.248485" calcext:value-type="float">
            <text:p>8.248485</text:p>
          </table:table-cell>
          <table:table-cell table:formula="of:=[.E9]-[.D9]" office:value-type="float" office:value="263058" calcext:value-type="float">
            <text:p>263058</text:p>
          </table:table-cell>
          <table:table-cell office:value-type="float" office:value="0" calcext:value-type="float">
            <text:p>0</text:p>
          </table:table-cell>
          <table:table-cell office:value-type="float" office:value="263058" calcext:value-type="float">
            <text:p>263058</text:p>
          </table:table-cell>
        </table:table-row>
        <table:table-row table:style-name="ro1">
          <table:table-cell office:value-type="string" calcext:value-type="string">
            <text:p>2020-06-30 18:41:32.219910</text:p>
          </table:table-cell>
          <table:table-cell office:value-type="float" office:value="8.355872" calcext:value-type="float">
            <text:p>8.355872</text:p>
          </table:table-cell>
          <table:table-cell table:formula="of:=[.E10]-[.D10]" office:value-type="float" office:value="263058" calcext:value-type="float">
            <text:p>263058</text:p>
          </table:table-cell>
          <table:table-cell office:value-type="float" office:value="0" calcext:value-type="float">
            <text:p>0</text:p>
          </table:table-cell>
          <table:table-cell office:value-type="float" office:value="263058" calcext:value-type="float">
            <text:p>263058</text:p>
          </table:table-cell>
        </table:table-row>
        <table:table-row table:style-name="ro1">
          <table:table-cell office:value-type="string" calcext:value-type="string">
            <text:p>2020-06-30 18:41:32.325283</text:p>
          </table:table-cell>
          <table:table-cell office:value-type="float" office:value="8.461245" calcext:value-type="float">
            <text:p>8.461245</text:p>
          </table:table-cell>
          <table:table-cell table:formula="of:=[.E11]-[.D11]" office:value-type="float" office:value="263058" calcext:value-type="float">
            <text:p>263058</text:p>
          </table:table-cell>
          <table:table-cell office:value-type="float" office:value="0" calcext:value-type="float">
            <text:p>0</text:p>
          </table:table-cell>
          <table:table-cell office:value-type="float" office:value="263058" calcext:value-type="float">
            <text:p>263058</text:p>
          </table:table-cell>
        </table:table-row>
        <table:table-row table:style-name="ro1">
          <table:table-cell office:value-type="string" calcext:value-type="string">
            <text:p>2020-06-30 18:41:32.433355</text:p>
          </table:table-cell>
          <table:table-cell office:value-type="float" office:value="8.569317" calcext:value-type="float">
            <text:p>8.569317</text:p>
          </table:table-cell>
          <table:table-cell table:formula="of:=[.E12]-[.D12]" office:value-type="float" office:value="263058" calcext:value-type="float">
            <text:p>263058</text:p>
          </table:table-cell>
          <table:table-cell office:value-type="float" office:value="0" calcext:value-type="float">
            <text:p>0</text:p>
          </table:table-cell>
          <table:table-cell office:value-type="float" office:value="263058" calcext:value-type="float">
            <text:p>263058</text:p>
          </table:table-cell>
        </table:table-row>
        <table:table-row table:style-name="ro1">
          <table:table-cell office:value-type="string" calcext:value-type="string">
            <text:p>2020-06-30 18:41:32.538661</text:p>
          </table:table-cell>
          <table:table-cell office:value-type="float" office:value="8.674623" calcext:value-type="float">
            <text:p>8.674623</text:p>
          </table:table-cell>
          <table:table-cell table:formula="of:=[.E13]-[.D13]" office:value-type="float" office:value="263058" calcext:value-type="float">
            <text:p>263058</text:p>
          </table:table-cell>
          <table:table-cell office:value-type="float" office:value="0" calcext:value-type="float">
            <text:p>0</text:p>
          </table:table-cell>
          <table:table-cell office:value-type="float" office:value="263058" calcext:value-type="float">
            <text:p>263058</text:p>
          </table:table-cell>
        </table:table-row>
        <table:table-row table:style-name="ro1">
          <table:table-cell office:value-type="string" calcext:value-type="string">
            <text:p>2020-06-30 18:41:32.643349</text:p>
          </table:table-cell>
          <table:table-cell office:value-type="float" office:value="8.779311" calcext:value-type="float">
            <text:p>8.779311</text:p>
          </table:table-cell>
          <table:table-cell table:formula="of:=[.E14]-[.D14]" office:value-type="float" office:value="263058" calcext:value-type="float">
            <text:p>263058</text:p>
          </table:table-cell>
          <table:table-cell office:value-type="float" office:value="0" calcext:value-type="float">
            <text:p>0</text:p>
          </table:table-cell>
          <table:table-cell office:value-type="float" office:value="263058" calcext:value-type="float">
            <text:p>263058</text:p>
          </table:table-cell>
        </table:table-row>
        <table:table-row table:style-name="ro1">
          <table:table-cell office:value-type="string" calcext:value-type="string">
            <text:p>2020-06-30 18:41:32.747751</text:p>
          </table:table-cell>
          <table:table-cell office:value-type="float" office:value="8.883713" calcext:value-type="float">
            <text:p>8.883713</text:p>
          </table:table-cell>
          <table:table-cell table:formula="of:=[.E15]-[.D15]" office:value-type="float" office:value="263058" calcext:value-type="float">
            <text:p>263058</text:p>
          </table:table-cell>
          <table:table-cell office:value-type="float" office:value="0" calcext:value-type="float">
            <text:p>0</text:p>
          </table:table-cell>
          <table:table-cell office:value-type="float" office:value="263058" calcext:value-type="float">
            <text:p>263058</text:p>
          </table:table-cell>
        </table:table-row>
        <table:table-row table:style-name="ro1">
          <table:table-cell office:value-type="string" calcext:value-type="string">
            <text:p>2020-06-30 18:41:32.852793</text:p>
          </table:table-cell>
          <table:table-cell office:value-type="float" office:value="8.988755" calcext:value-type="float">
            <text:p>8.988755</text:p>
          </table:table-cell>
          <table:table-cell table:formula="of:=[.E16]-[.D16]" office:value-type="float" office:value="263058" calcext:value-type="float">
            <text:p>263058</text:p>
          </table:table-cell>
          <table:table-cell office:value-type="float" office:value="0" calcext:value-type="float">
            <text:p>0</text:p>
          </table:table-cell>
          <table:table-cell office:value-type="float" office:value="263058" calcext:value-type="float">
            <text:p>263058</text:p>
          </table:table-cell>
        </table:table-row>
        <table:table-row table:style-name="ro1">
          <table:table-cell office:value-type="string" calcext:value-type="string">
            <text:p>2020-06-30 18:41:32.957910</text:p>
          </table:table-cell>
          <table:table-cell office:value-type="float" office:value="9.093872" calcext:value-type="float">
            <text:p>9.093872</text:p>
          </table:table-cell>
          <table:table-cell table:formula="of:=[.E17]-[.D17]" office:value-type="float" office:value="263058" calcext:value-type="float">
            <text:p>263058</text:p>
          </table:table-cell>
          <table:table-cell office:value-type="float" office:value="0" calcext:value-type="float">
            <text:p>0</text:p>
          </table:table-cell>
          <table:table-cell office:value-type="float" office:value="263058" calcext:value-type="float">
            <text:p>263058</text:p>
          </table:table-cell>
        </table:table-row>
        <table:table-row table:style-name="ro1">
          <table:table-cell office:value-type="string" calcext:value-type="string">
            <text:p>2020-06-30 18:41:33.065214</text:p>
          </table:table-cell>
          <table:table-cell office:value-type="float" office:value="9.201176" calcext:value-type="float">
            <text:p>9.201176</text:p>
          </table:table-cell>
          <table:table-cell table:formula="of:=[.E18]-[.D18]" office:value-type="float" office:value="263058" calcext:value-type="float">
            <text:p>263058</text:p>
          </table:table-cell>
          <table:table-cell office:value-type="float" office:value="0" calcext:value-type="float">
            <text:p>0</text:p>
          </table:table-cell>
          <table:table-cell office:value-type="float" office:value="263058" calcext:value-type="float">
            <text:p>263058</text:p>
          </table:table-cell>
        </table:table-row>
        <table:table-row table:style-name="ro1">
          <table:table-cell office:value-type="string" calcext:value-type="string">
            <text:p>2020-06-30 18:41:33.170404</text:p>
          </table:table-cell>
          <table:table-cell office:value-type="float" office:value="9.306366" calcext:value-type="float">
            <text:p>9.306366</text:p>
          </table:table-cell>
          <table:table-cell table:formula="of:=[.E19]-[.D19]" office:value-type="float" office:value="263058" calcext:value-type="float">
            <text:p>263058</text:p>
          </table:table-cell>
          <table:table-cell office:value-type="float" office:value="0" calcext:value-type="float">
            <text:p>0</text:p>
          </table:table-cell>
          <table:table-cell office:value-type="float" office:value="263058" calcext:value-type="float">
            <text:p>263058</text:p>
          </table:table-cell>
        </table:table-row>
        <table:table-row table:style-name="ro1">
          <table:table-cell office:value-type="string" calcext:value-type="string">
            <text:p>2020-06-30 18:41:33.275871</text:p>
          </table:table-cell>
          <table:table-cell office:value-type="float" office:value="9.411833" calcext:value-type="float">
            <text:p>9.411833</text:p>
          </table:table-cell>
          <table:table-cell table:formula="of:=[.E20]-[.D20]" office:value-type="float" office:value="263058" calcext:value-type="float">
            <text:p>263058</text:p>
          </table:table-cell>
          <table:table-cell office:value-type="float" office:value="0" calcext:value-type="float">
            <text:p>0</text:p>
          </table:table-cell>
          <table:table-cell office:value-type="float" office:value="263058" calcext:value-type="float">
            <text:p>263058</text:p>
          </table:table-cell>
        </table:table-row>
        <table:table-row table:style-name="ro1">
          <table:table-cell office:value-type="string" calcext:value-type="string">
            <text:p>2020-06-30 18:41:33.381377</text:p>
          </table:table-cell>
          <table:table-cell office:value-type="float" office:value="9.517339" calcext:value-type="float">
            <text:p>9.517339</text:p>
          </table:table-cell>
          <table:table-cell table:formula="of:=[.E21]-[.D21]" office:value-type="float" office:value="263058" calcext:value-type="float">
            <text:p>263058</text:p>
          </table:table-cell>
          <table:table-cell office:value-type="float" office:value="0" calcext:value-type="float">
            <text:p>0</text:p>
          </table:table-cell>
          <table:table-cell office:value-type="float" office:value="263058" calcext:value-type="float">
            <text:p>263058</text:p>
          </table:table-cell>
        </table:table-row>
        <table:table-row table:style-name="ro1">
          <table:table-cell office:value-type="string" calcext:value-type="string">
            <text:p>2020-06-30 18:41:33.487931</text:p>
          </table:table-cell>
          <table:table-cell office:value-type="float" office:value="9.623893" calcext:value-type="float">
            <text:p>9.623893</text:p>
          </table:table-cell>
          <table:table-cell table:formula="of:=[.E22]-[.D22]" office:value-type="float" office:value="263106" calcext:value-type="float">
            <text:p>263106</text:p>
          </table:table-cell>
          <table:table-cell office:value-type="float" office:value="265" calcext:value-type="float">
            <text:p>265</text:p>
          </table:table-cell>
          <table:table-cell office:value-type="float" office:value="263371" calcext:value-type="float">
            <text:p>263371</text:p>
          </table:table-cell>
        </table:table-row>
        <table:table-row table:style-name="ro1">
          <table:table-cell office:value-type="string" calcext:value-type="string">
            <text:p>2020-06-30 18:41:33.594805</text:p>
          </table:table-cell>
          <table:table-cell office:value-type="float" office:value="9.730767" calcext:value-type="float">
            <text:p>9.730767</text:p>
          </table:table-cell>
          <table:table-cell table:formula="of:=[.E23]-[.D23]" office:value-type="float" office:value="263106" calcext:value-type="float">
            <text:p>263106</text:p>
          </table:table-cell>
          <table:table-cell office:value-type="float" office:value="265" calcext:value-type="float">
            <text:p>265</text:p>
          </table:table-cell>
          <table:table-cell office:value-type="float" office:value="263371" calcext:value-type="float">
            <text:p>263371</text:p>
          </table:table-cell>
        </table:table-row>
        <table:table-row table:style-name="ro1">
          <table:table-cell office:value-type="string" calcext:value-type="string">
            <text:p>2020-06-30 18:41:33.701149</text:p>
          </table:table-cell>
          <table:table-cell office:value-type="float" office:value="9.837111" calcext:value-type="float">
            <text:p>9.837111</text:p>
          </table:table-cell>
          <table:table-cell table:formula="of:=[.E24]-[.D24]" office:value-type="float" office:value="263106" calcext:value-type="float">
            <text:p>263106</text:p>
          </table:table-cell>
          <table:table-cell office:value-type="float" office:value="265" calcext:value-type="float">
            <text:p>265</text:p>
          </table:table-cell>
          <table:table-cell office:value-type="float" office:value="263371" calcext:value-type="float">
            <text:p>263371</text:p>
          </table:table-cell>
        </table:table-row>
        <table:table-row table:style-name="ro1">
          <table:table-cell office:value-type="string" calcext:value-type="string">
            <text:p>2020-06-30 18:41:33.806907</text:p>
          </table:table-cell>
          <table:table-cell office:value-type="float" office:value="9.942869" calcext:value-type="float">
            <text:p>9.942869</text:p>
          </table:table-cell>
          <table:table-cell table:formula="of:=[.E25]-[.D25]" office:value-type="float" office:value="263106" calcext:value-type="float">
            <text:p>263106</text:p>
          </table:table-cell>
          <table:table-cell office:value-type="float" office:value="265" calcext:value-type="float">
            <text:p>265</text:p>
          </table:table-cell>
          <table:table-cell office:value-type="float" office:value="263371" calcext:value-type="float">
            <text:p>263371</text:p>
          </table:table-cell>
        </table:table-row>
        <table:table-row table:style-name="ro1">
          <table:table-cell office:value-type="string" calcext:value-type="string">
            <text:p>2020-06-30 18:41:33.913516</text:p>
          </table:table-cell>
          <table:table-cell office:value-type="float" office:value="10.049478" calcext:value-type="float">
            <text:p>10.049478</text:p>
          </table:table-cell>
          <table:table-cell table:formula="of:=[.E26]-[.D26]" office:value-type="float" office:value="263106" calcext:value-type="float">
            <text:p>263106</text:p>
          </table:table-cell>
          <table:table-cell office:value-type="float" office:value="265" calcext:value-type="float">
            <text:p>265</text:p>
          </table:table-cell>
          <table:table-cell office:value-type="float" office:value="263371" calcext:value-type="float">
            <text:p>263371</text:p>
          </table:table-cell>
        </table:table-row>
        <table:table-row table:style-name="ro1">
          <table:table-cell office:value-type="string" calcext:value-type="string">
            <text:p>2020-06-30 18:41:34.018674</text:p>
          </table:table-cell>
          <table:table-cell office:value-type="float" office:value="10.154636" calcext:value-type="float">
            <text:p>10.154636</text:p>
          </table:table-cell>
          <table:table-cell table:formula="of:=[.E27]-[.D27]" office:value-type="float" office:value="263106" calcext:value-type="float">
            <text:p>263106</text:p>
          </table:table-cell>
          <table:table-cell office:value-type="float" office:value="265" calcext:value-type="float">
            <text:p>265</text:p>
          </table:table-cell>
          <table:table-cell office:value-type="float" office:value="263371" calcext:value-type="float">
            <text:p>263371</text:p>
          </table:table-cell>
        </table:table-row>
        <table:table-row table:style-name="ro1">
          <table:table-cell office:value-type="string" calcext:value-type="string">
            <text:p>2020-06-30 18:41:34.123804</text:p>
          </table:table-cell>
          <table:table-cell office:value-type="float" office:value="10.259766" calcext:value-type="float">
            <text:p>10.259766</text:p>
          </table:table-cell>
          <table:table-cell table:formula="of:=[.E28]-[.D28]" office:value-type="float" office:value="263106" calcext:value-type="float">
            <text:p>263106</text:p>
          </table:table-cell>
          <table:table-cell office:value-type="float" office:value="265" calcext:value-type="float">
            <text:p>265</text:p>
          </table:table-cell>
          <table:table-cell office:value-type="float" office:value="263371" calcext:value-type="float">
            <text:p>263371</text:p>
          </table:table-cell>
        </table:table-row>
        <table:table-row table:style-name="ro1">
          <table:table-cell office:value-type="string" calcext:value-type="string">
            <text:p>2020-06-30 18:41:34.228662</text:p>
          </table:table-cell>
          <table:table-cell office:value-type="float" office:value="10.364624" calcext:value-type="float">
            <text:p>10.364624</text:p>
          </table:table-cell>
          <table:table-cell table:formula="of:=[.E29]-[.D29]" office:value-type="float" office:value="263106" calcext:value-type="float">
            <text:p>263106</text:p>
          </table:table-cell>
          <table:table-cell office:value-type="float" office:value="265" calcext:value-type="float">
            <text:p>265</text:p>
          </table:table-cell>
          <table:table-cell office:value-type="float" office:value="263371" calcext:value-type="float">
            <text:p>263371</text:p>
          </table:table-cell>
        </table:table-row>
        <table:table-row table:style-name="ro1">
          <table:table-cell office:value-type="string" calcext:value-type="string">
            <text:p>2020-06-30 18:41:34.333910</text:p>
          </table:table-cell>
          <table:table-cell office:value-type="float" office:value="10.469872" calcext:value-type="float">
            <text:p>10.469872</text:p>
          </table:table-cell>
          <table:table-cell table:formula="of:=[.E30]-[.D30]" office:value-type="float" office:value="263106" calcext:value-type="float">
            <text:p>263106</text:p>
          </table:table-cell>
          <table:table-cell office:value-type="float" office:value="265" calcext:value-type="float">
            <text:p>265</text:p>
          </table:table-cell>
          <table:table-cell office:value-type="float" office:value="263371" calcext:value-type="float">
            <text:p>263371</text:p>
          </table:table-cell>
        </table:table-row>
        <table:table-row table:style-name="ro1">
          <table:table-cell office:value-type="string" calcext:value-type="string">
            <text:p>2020-06-30 18:41:34.440199</text:p>
          </table:table-cell>
          <table:table-cell office:value-type="float" office:value="10.576161" calcext:value-type="float">
            <text:p>10.576161</text:p>
          </table:table-cell>
          <table:table-cell table:formula="of:=[.E31]-[.D31]" office:value-type="float" office:value="263106" calcext:value-type="float">
            <text:p>263106</text:p>
          </table:table-cell>
          <table:table-cell office:value-type="float" office:value="265" calcext:value-type="float">
            <text:p>265</text:p>
          </table:table-cell>
          <table:table-cell office:value-type="float" office:value="263371" calcext:value-type="float">
            <text:p>263371</text:p>
          </table:table-cell>
        </table:table-row>
        <table:table-row table:style-name="ro1">
          <table:table-cell office:value-type="string" calcext:value-type="string">
            <text:p>2020-06-30 18:41:34.546128</text:p>
          </table:table-cell>
          <table:table-cell office:value-type="float" office:value="10.68209" calcext:value-type="float">
            <text:p>10.68209</text:p>
          </table:table-cell>
          <table:table-cell table:formula="of:=[.E32]-[.D32]" office:value-type="float" office:value="263106" calcext:value-type="float">
            <text:p>263106</text:p>
          </table:table-cell>
          <table:table-cell office:value-type="float" office:value="265" calcext:value-type="float">
            <text:p>265</text:p>
          </table:table-cell>
          <table:table-cell office:value-type="float" office:value="263371" calcext:value-type="float">
            <text:p>263371</text:p>
          </table:table-cell>
        </table:table-row>
        <table:table-row table:style-name="ro1">
          <table:table-cell office:value-type="string" calcext:value-type="string">
            <text:p>2020-06-30 18:41:34.652895</text:p>
          </table:table-cell>
          <table:table-cell office:value-type="float" office:value="10.788857" calcext:value-type="float">
            <text:p>10.788857</text:p>
          </table:table-cell>
          <table:table-cell table:formula="of:=[.E33]-[.D33]" office:value-type="float" office:value="263106" calcext:value-type="float">
            <text:p>263106</text:p>
          </table:table-cell>
          <table:table-cell office:value-type="float" office:value="265" calcext:value-type="float">
            <text:p>265</text:p>
          </table:table-cell>
          <table:table-cell office:value-type="float" office:value="263371" calcext:value-type="float">
            <text:p>263371</text:p>
          </table:table-cell>
        </table:table-row>
        <table:table-row table:style-name="ro1">
          <table:table-cell office:value-type="string" calcext:value-type="string">
            <text:p>2020-06-30 18:41:34.759042</text:p>
          </table:table-cell>
          <table:table-cell office:value-type="float" office:value="10.895004" calcext:value-type="float">
            <text:p>10.895004</text:p>
          </table:table-cell>
          <table:table-cell table:formula="of:=[.E34]-[.D34]" office:value-type="float" office:value="263106" calcext:value-type="float">
            <text:p>263106</text:p>
          </table:table-cell>
          <table:table-cell office:value-type="float" office:value="265" calcext:value-type="float">
            <text:p>265</text:p>
          </table:table-cell>
          <table:table-cell office:value-type="float" office:value="263371" calcext:value-type="float">
            <text:p>263371</text:p>
          </table:table-cell>
        </table:table-row>
        <table:table-row table:style-name="ro1">
          <table:table-cell office:value-type="string" calcext:value-type="string">
            <text:p>2020-06-30 18:41:34.869772</text:p>
          </table:table-cell>
          <table:table-cell office:value-type="float" office:value="11.005734" calcext:value-type="float">
            <text:p>11.005734</text:p>
          </table:table-cell>
          <table:table-cell table:formula="of:=[.E35]-[.D35]" office:value-type="float" office:value="263106" calcext:value-type="float">
            <text:p>263106</text:p>
          </table:table-cell>
          <table:table-cell office:value-type="float" office:value="265" calcext:value-type="float">
            <text:p>265</text:p>
          </table:table-cell>
          <table:table-cell office:value-type="float" office:value="263371" calcext:value-type="float">
            <text:p>263371</text:p>
          </table:table-cell>
        </table:table-row>
        <table:table-row table:style-name="ro1">
          <table:table-cell office:value-type="string" calcext:value-type="string">
            <text:p>2020-06-30 18:41:34.974472</text:p>
          </table:table-cell>
          <table:table-cell office:value-type="float" office:value="11.110434" calcext:value-type="float">
            <text:p>11.110434</text:p>
          </table:table-cell>
          <table:table-cell table:formula="of:=[.E36]-[.D36]" office:value-type="float" office:value="263106" calcext:value-type="float">
            <text:p>263106</text:p>
          </table:table-cell>
          <table:table-cell office:value-type="float" office:value="265" calcext:value-type="float">
            <text:p>265</text:p>
          </table:table-cell>
          <table:table-cell office:value-type="float" office:value="263371" calcext:value-type="float">
            <text:p>263371</text:p>
          </table:table-cell>
        </table:table-row>
        <table:table-row table:style-name="ro1">
          <table:table-cell office:value-type="string" calcext:value-type="string">
            <text:p>2020-06-30 18:41:35.081359</text:p>
          </table:table-cell>
          <table:table-cell office:value-type="float" office:value="11.217321" calcext:value-type="float">
            <text:p>11.217321</text:p>
          </table:table-cell>
          <table:table-cell table:formula="of:=[.E37]-[.D37]" office:value-type="float" office:value="263106" calcext:value-type="float">
            <text:p>263106</text:p>
          </table:table-cell>
          <table:table-cell office:value-type="float" office:value="265" calcext:value-type="float">
            <text:p>265</text:p>
          </table:table-cell>
          <table:table-cell office:value-type="float" office:value="263371" calcext:value-type="float">
            <text:p>263371</text:p>
          </table:table-cell>
        </table:table-row>
        <table:table-row table:style-name="ro1">
          <table:table-cell office:value-type="string" calcext:value-type="string">
            <text:p>2020-06-30 18:41:35.185198</text:p>
          </table:table-cell>
          <table:table-cell office:value-type="float" office:value="11.32116" calcext:value-type="float">
            <text:p>11.32116</text:p>
          </table:table-cell>
          <table:table-cell table:formula="of:=[.E38]-[.D38]" office:value-type="float" office:value="263106" calcext:value-type="float">
            <text:p>263106</text:p>
          </table:table-cell>
          <table:table-cell office:value-type="float" office:value="265" calcext:value-type="float">
            <text:p>265</text:p>
          </table:table-cell>
          <table:table-cell office:value-type="float" office:value="263371" calcext:value-type="float">
            <text:p>263371</text:p>
          </table:table-cell>
        </table:table-row>
        <table:table-row table:style-name="ro1">
          <table:table-cell office:value-type="string" calcext:value-type="string">
            <text:p>2020-06-30 18:41:35.289179</text:p>
          </table:table-cell>
          <table:table-cell office:value-type="float" office:value="11.425141" calcext:value-type="float">
            <text:p>11.425141</text:p>
          </table:table-cell>
          <table:table-cell table:formula="of:=[.E39]-[.D39]" office:value-type="float" office:value="263106" calcext:value-type="float">
            <text:p>263106</text:p>
          </table:table-cell>
          <table:table-cell office:value-type="float" office:value="265" calcext:value-type="float">
            <text:p>265</text:p>
          </table:table-cell>
          <table:table-cell office:value-type="float" office:value="263371" calcext:value-type="float">
            <text:p>263371</text:p>
          </table:table-cell>
        </table:table-row>
        <table:table-row table:style-name="ro1">
          <table:table-cell office:value-type="string" calcext:value-type="string">
            <text:p>2020-06-30 18:41:35.393758</text:p>
          </table:table-cell>
          <table:table-cell office:value-type="float" office:value="11.52972" calcext:value-type="float">
            <text:p>11.52972</text:p>
          </table:table-cell>
          <table:table-cell table:formula="of:=[.E40]-[.D40]" office:value-type="float" office:value="263106" calcext:value-type="float">
            <text:p>263106</text:p>
          </table:table-cell>
          <table:table-cell office:value-type="float" office:value="265" calcext:value-type="float">
            <text:p>265</text:p>
          </table:table-cell>
          <table:table-cell office:value-type="float" office:value="263371" calcext:value-type="float">
            <text:p>263371</text:p>
          </table:table-cell>
        </table:table-row>
        <table:table-row table:style-name="ro1">
          <table:table-cell office:value-type="string" calcext:value-type="string">
            <text:p>2020-06-30 18:41:35.498465</text:p>
          </table:table-cell>
          <table:table-cell office:value-type="float" office:value="11.634427" calcext:value-type="float">
            <text:p>11.634427</text:p>
          </table:table-cell>
          <table:table-cell table:formula="of:=[.E41]-[.D41]" office:value-type="float" office:value="263106" calcext:value-type="float">
            <text:p>263106</text:p>
          </table:table-cell>
          <table:table-cell office:value-type="float" office:value="387" calcext:value-type="float">
            <text:p>387</text:p>
          </table:table-cell>
          <table:table-cell office:value-type="float" office:value="263493" calcext:value-type="float">
            <text:p>263493</text:p>
          </table:table-cell>
        </table:table-row>
        <table:table-row table:style-name="ro1">
          <table:table-cell office:value-type="string" calcext:value-type="string">
            <text:p>2020-06-30 18:41:35.604861</text:p>
          </table:table-cell>
          <table:table-cell office:value-type="float" office:value="11.740823" calcext:value-type="float">
            <text:p>11.740823</text:p>
          </table:table-cell>
          <table:table-cell table:formula="of:=[.E42]-[.D42]" office:value-type="float" office:value="263106" calcext:value-type="float">
            <text:p>263106</text:p>
          </table:table-cell>
          <table:table-cell office:value-type="float" office:value="387" calcext:value-type="float">
            <text:p>387</text:p>
          </table:table-cell>
          <table:table-cell office:value-type="float" office:value="263493" calcext:value-type="float">
            <text:p>263493</text:p>
          </table:table-cell>
        </table:table-row>
        <table:table-row table:style-name="ro1">
          <table:table-cell office:value-type="string" calcext:value-type="string">
            <text:p>2020-06-30 18:41:35.711762</text:p>
          </table:table-cell>
          <table:table-cell office:value-type="float" office:value="11.847724" calcext:value-type="float">
            <text:p>11.847724</text:p>
          </table:table-cell>
          <table:table-cell table:formula="of:=[.E43]-[.D43]" office:value-type="float" office:value="263106" calcext:value-type="float">
            <text:p>263106</text:p>
          </table:table-cell>
          <table:table-cell office:value-type="float" office:value="387" calcext:value-type="float">
            <text:p>387</text:p>
          </table:table-cell>
          <table:table-cell office:value-type="float" office:value="263493" calcext:value-type="float">
            <text:p>263493</text:p>
          </table:table-cell>
        </table:table-row>
        <table:table-row table:style-name="ro1">
          <table:table-cell office:value-type="string" calcext:value-type="string">
            <text:p>2020-06-30 18:41:35.817992</text:p>
          </table:table-cell>
          <table:table-cell office:value-type="float" office:value="11.953954" calcext:value-type="float">
            <text:p>11.953954</text:p>
          </table:table-cell>
          <table:table-cell table:formula="of:=[.E44]-[.D44]" office:value-type="float" office:value="263106" calcext:value-type="float">
            <text:p>263106</text:p>
          </table:table-cell>
          <table:table-cell office:value-type="float" office:value="387" calcext:value-type="float">
            <text:p>387</text:p>
          </table:table-cell>
          <table:table-cell office:value-type="float" office:value="263493" calcext:value-type="float">
            <text:p>263493</text:p>
          </table:table-cell>
        </table:table-row>
        <table:table-row table:style-name="ro1">
          <table:table-cell office:value-type="string" calcext:value-type="string">
            <text:p>2020-06-30 18:41:35.921689</text:p>
          </table:table-cell>
          <table:table-cell office:value-type="float" office:value="12.057651" calcext:value-type="float">
            <text:p>12.057651</text:p>
          </table:table-cell>
          <table:table-cell table:formula="of:=[.E45]-[.D45]" office:value-type="float" office:value="263106" calcext:value-type="float">
            <text:p>263106</text:p>
          </table:table-cell>
          <table:table-cell office:value-type="float" office:value="387" calcext:value-type="float">
            <text:p>387</text:p>
          </table:table-cell>
          <table:table-cell office:value-type="float" office:value="263493" calcext:value-type="float">
            <text:p>263493</text:p>
          </table:table-cell>
        </table:table-row>
        <table:table-row table:style-name="ro1">
          <table:table-cell office:value-type="string" calcext:value-type="string">
            <text:p>2020-06-30 18:41:36.026169</text:p>
          </table:table-cell>
          <table:table-cell office:value-type="float" office:value="12.162131" calcext:value-type="float">
            <text:p>12.162131</text:p>
          </table:table-cell>
          <table:table-cell table:formula="of:=[.E46]-[.D46]" office:value-type="float" office:value="263106" calcext:value-type="float">
            <text:p>263106</text:p>
          </table:table-cell>
          <table:table-cell office:value-type="float" office:value="387" calcext:value-type="float">
            <text:p>387</text:p>
          </table:table-cell>
          <table:table-cell office:value-type="float" office:value="263493" calcext:value-type="float">
            <text:p>263493</text:p>
          </table:table-cell>
        </table:table-row>
        <table:table-row table:style-name="ro1">
          <table:table-cell office:value-type="string" calcext:value-type="string">
            <text:p>2020-06-30 18:41:36.130748</text:p>
          </table:table-cell>
          <table:table-cell office:value-type="float" office:value="12.26671" calcext:value-type="float">
            <text:p>12.26671</text:p>
          </table:table-cell>
          <table:table-cell table:formula="of:=[.E47]-[.D47]" office:value-type="float" office:value="263106" calcext:value-type="float">
            <text:p>263106</text:p>
          </table:table-cell>
          <table:table-cell office:value-type="float" office:value="387" calcext:value-type="float">
            <text:p>387</text:p>
          </table:table-cell>
          <table:table-cell office:value-type="float" office:value="263493" calcext:value-type="float">
            <text:p>263493</text:p>
          </table:table-cell>
        </table:table-row>
        <table:table-row table:style-name="ro1">
          <table:table-cell office:value-type="string" calcext:value-type="string">
            <text:p>2020-06-30 18:41:36.237710</text:p>
          </table:table-cell>
          <table:table-cell office:value-type="float" office:value="12.373672" calcext:value-type="float">
            <text:p>12.373672</text:p>
          </table:table-cell>
          <table:table-cell table:formula="of:=[.E48]-[.D48]" office:value-type="float" office:value="263106" calcext:value-type="float">
            <text:p>263106</text:p>
          </table:table-cell>
          <table:table-cell office:value-type="float" office:value="387" calcext:value-type="float">
            <text:p>387</text:p>
          </table:table-cell>
          <table:table-cell office:value-type="float" office:value="263493" calcext:value-type="float">
            <text:p>263493</text:p>
          </table:table-cell>
        </table:table-row>
        <table:table-row table:style-name="ro1">
          <table:table-cell office:value-type="string" calcext:value-type="string">
            <text:p>2020-06-30 18:41:36.344612</text:p>
          </table:table-cell>
          <table:table-cell office:value-type="float" office:value="12.480574" calcext:value-type="float">
            <text:p>12.480574</text:p>
          </table:table-cell>
          <table:table-cell table:formula="of:=[.E49]-[.D49]" office:value-type="float" office:value="263106" calcext:value-type="float">
            <text:p>263106</text:p>
          </table:table-cell>
          <table:table-cell office:value-type="float" office:value="387" calcext:value-type="float">
            <text:p>387</text:p>
          </table:table-cell>
          <table:table-cell office:value-type="float" office:value="263493" calcext:value-type="float">
            <text:p>263493</text:p>
          </table:table-cell>
        </table:table-row>
        <table:table-row table:style-name="ro1">
          <table:table-cell office:value-type="string" calcext:value-type="string">
            <text:p>2020-06-30 18:41:36.450785</text:p>
          </table:table-cell>
          <table:table-cell office:value-type="float" office:value="12.586747" calcext:value-type="float">
            <text:p>12.586747</text:p>
          </table:table-cell>
          <table:table-cell table:formula="of:=[.E50]-[.D50]" office:value-type="float" office:value="263106" calcext:value-type="float">
            <text:p>263106</text:p>
          </table:table-cell>
          <table:table-cell office:value-type="float" office:value="387" calcext:value-type="float">
            <text:p>387</text:p>
          </table:table-cell>
          <table:table-cell office:value-type="float" office:value="263493" calcext:value-type="float">
            <text:p>263493</text:p>
          </table:table-cell>
        </table:table-row>
        <table:table-row table:style-name="ro1">
          <table:table-cell office:value-type="string" calcext:value-type="string">
            <text:p>2020-06-30 18:41:36.557264</text:p>
          </table:table-cell>
          <table:table-cell office:value-type="float" office:value="12.693226" calcext:value-type="float">
            <text:p>12.693226</text:p>
          </table:table-cell>
          <table:table-cell table:formula="of:=[.E51]-[.D51]" office:value-type="float" office:value="263106" calcext:value-type="float">
            <text:p>263106</text:p>
          </table:table-cell>
          <table:table-cell office:value-type="float" office:value="387" calcext:value-type="float">
            <text:p>387</text:p>
          </table:table-cell>
          <table:table-cell office:value-type="float" office:value="263493" calcext:value-type="float">
            <text:p>263493</text:p>
          </table:table-cell>
        </table:table-row>
        <table:table-row table:style-name="ro1">
          <table:table-cell office:value-type="string" calcext:value-type="string">
            <text:p>2020-06-30 18:41:36.663906</text:p>
          </table:table-cell>
          <table:table-cell office:value-type="float" office:value="12.799868" calcext:value-type="float">
            <text:p>12.799868</text:p>
          </table:table-cell>
          <table:table-cell table:formula="of:=[.E52]-[.D52]" office:value-type="float" office:value="263106" calcext:value-type="float">
            <text:p>263106</text:p>
          </table:table-cell>
          <table:table-cell office:value-type="float" office:value="387" calcext:value-type="float">
            <text:p>387</text:p>
          </table:table-cell>
          <table:table-cell office:value-type="float" office:value="263493" calcext:value-type="float">
            <text:p>263493</text:p>
          </table:table-cell>
        </table:table-row>
        <table:table-row table:style-name="ro1">
          <table:table-cell office:value-type="string" calcext:value-type="string">
            <text:p>2020-06-30 18:41:36.770172</text:p>
          </table:table-cell>
          <table:table-cell office:value-type="float" office:value="12.906134" calcext:value-type="float">
            <text:p>12.906134</text:p>
          </table:table-cell>
          <table:table-cell table:formula="of:=[.E53]-[.D53]" office:value-type="float" office:value="263106" calcext:value-type="float">
            <text:p>263106</text:p>
          </table:table-cell>
          <table:table-cell office:value-type="float" office:value="387" calcext:value-type="float">
            <text:p>387</text:p>
          </table:table-cell>
          <table:table-cell office:value-type="float" office:value="263493" calcext:value-type="float">
            <text:p>263493</text:p>
          </table:table-cell>
        </table:table-row>
        <table:table-row table:style-name="ro1">
          <table:table-cell office:value-type="string" calcext:value-type="string">
            <text:p>2020-06-30 18:41:36.877628</text:p>
          </table:table-cell>
          <table:table-cell office:value-type="float" office:value="13.01359" calcext:value-type="float">
            <text:p>13.01359</text:p>
          </table:table-cell>
          <table:table-cell table:formula="of:=[.E54]-[.D54]" office:value-type="float" office:value="263106" calcext:value-type="float">
            <text:p>263106</text:p>
          </table:table-cell>
          <table:table-cell office:value-type="float" office:value="387" calcext:value-type="float">
            <text:p>387</text:p>
          </table:table-cell>
          <table:table-cell office:value-type="float" office:value="263493" calcext:value-type="float">
            <text:p>263493</text:p>
          </table:table-cell>
        </table:table-row>
        <table:table-row table:style-name="ro1">
          <table:table-cell office:value-type="string" calcext:value-type="string">
            <text:p>2020-06-30 18:41:36.982683</text:p>
          </table:table-cell>
          <table:table-cell office:value-type="float" office:value="13.118645" calcext:value-type="float">
            <text:p>13.118645</text:p>
          </table:table-cell>
          <table:table-cell table:formula="of:=[.E55]-[.D55]" office:value-type="float" office:value="263106" calcext:value-type="float">
            <text:p>263106</text:p>
          </table:table-cell>
          <table:table-cell office:value-type="float" office:value="387" calcext:value-type="float">
            <text:p>387</text:p>
          </table:table-cell>
          <table:table-cell office:value-type="float" office:value="263493" calcext:value-type="float">
            <text:p>263493</text:p>
          </table:table-cell>
        </table:table-row>
        <table:table-row table:style-name="ro1">
          <table:table-cell office:value-type="string" calcext:value-type="string">
            <text:p>2020-06-30 18:41:37.087405</text:p>
          </table:table-cell>
          <table:table-cell office:value-type="float" office:value="13.223367" calcext:value-type="float">
            <text:p>13.223367</text:p>
          </table:table-cell>
          <table:table-cell table:formula="of:=[.E56]-[.D56]" office:value-type="float" office:value="263106" calcext:value-type="float">
            <text:p>263106</text:p>
          </table:table-cell>
          <table:table-cell office:value-type="float" office:value="387" calcext:value-type="float">
            <text:p>387</text:p>
          </table:table-cell>
          <table:table-cell office:value-type="float" office:value="263493" calcext:value-type="float">
            <text:p>263493</text:p>
          </table:table-cell>
        </table:table-row>
        <table:table-row table:style-name="ro1">
          <table:table-cell office:value-type="string" calcext:value-type="string">
            <text:p>2020-06-30 18:41:37.192441</text:p>
          </table:table-cell>
          <table:table-cell office:value-type="float" office:value="13.328403" calcext:value-type="float">
            <text:p>13.328403</text:p>
          </table:table-cell>
          <table:table-cell table:formula="of:=[.E57]-[.D57]" office:value-type="float" office:value="263106" calcext:value-type="float">
            <text:p>263106</text:p>
          </table:table-cell>
          <table:table-cell office:value-type="float" office:value="387" calcext:value-type="float">
            <text:p>387</text:p>
          </table:table-cell>
          <table:table-cell office:value-type="float" office:value="263493" calcext:value-type="float">
            <text:p>263493</text:p>
          </table:table-cell>
        </table:table-row>
        <table:table-row table:style-name="ro1">
          <table:table-cell office:value-type="string" calcext:value-type="string">
            <text:p>2020-06-30 18:41:37.297347</text:p>
          </table:table-cell>
          <table:table-cell office:value-type="float" office:value="13.433309" calcext:value-type="float">
            <text:p>13.433309</text:p>
          </table:table-cell>
          <table:table-cell table:formula="of:=[.E58]-[.D58]" office:value-type="float" office:value="263106" calcext:value-type="float">
            <text:p>263106</text:p>
          </table:table-cell>
          <table:table-cell office:value-type="float" office:value="387" calcext:value-type="float">
            <text:p>387</text:p>
          </table:table-cell>
          <table:table-cell office:value-type="float" office:value="263493" calcext:value-type="float">
            <text:p>263493</text:p>
          </table:table-cell>
        </table:table-row>
        <table:table-row table:style-name="ro1">
          <table:table-cell office:value-type="string" calcext:value-type="string">
            <text:p>2020-06-30 18:41:37.401993</text:p>
          </table:table-cell>
          <table:table-cell office:value-type="float" office:value="13.537955" calcext:value-type="float">
            <text:p>13.537955</text:p>
          </table:table-cell>
          <table:table-cell table:formula="of:=[.E59]-[.D59]" office:value-type="float" office:value="263106" calcext:value-type="float">
            <text:p>263106</text:p>
          </table:table-cell>
          <table:table-cell office:value-type="float" office:value="387" calcext:value-type="float">
            <text:p>387</text:p>
          </table:table-cell>
          <table:table-cell office:value-type="float" office:value="263493" calcext:value-type="float">
            <text:p>263493</text:p>
          </table:table-cell>
        </table:table-row>
        <table:table-row table:style-name="ro1">
          <table:table-cell office:value-type="string" calcext:value-type="string">
            <text:p>2020-06-30 18:41:37.507944</text:p>
          </table:table-cell>
          <table:table-cell office:value-type="float" office:value="13.643906" calcext:value-type="float">
            <text:p>13.643906</text:p>
          </table:table-cell>
          <table:table-cell table:formula="of:=[.E60]-[.D60]" office:value-type="float" office:value="263106" calcext:value-type="float">
            <text:p>263106</text:p>
          </table:table-cell>
          <table:table-cell office:value-type="float" office:value="3267" calcext:value-type="float">
            <text:p>3267</text:p>
          </table:table-cell>
          <table:table-cell office:value-type="float" office:value="266373" calcext:value-type="float">
            <text:p>266373</text:p>
          </table:table-cell>
        </table:table-row>
        <table:table-row table:style-name="ro1">
          <table:table-cell office:value-type="string" calcext:value-type="string">
            <text:p>2020-06-30 18:41:37.613820</text:p>
          </table:table-cell>
          <table:table-cell office:value-type="float" office:value="13.749782" calcext:value-type="float">
            <text:p>13.749782</text:p>
          </table:table-cell>
          <table:table-cell table:formula="of:=[.E61]-[.D61]" office:value-type="float" office:value="263106" calcext:value-type="float">
            <text:p>263106</text:p>
          </table:table-cell>
          <table:table-cell office:value-type="float" office:value="3267" calcext:value-type="float">
            <text:p>3267</text:p>
          </table:table-cell>
          <table:table-cell office:value-type="float" office:value="266373" calcext:value-type="float">
            <text:p>266373</text:p>
          </table:table-cell>
        </table:table-row>
        <table:table-row table:style-name="ro1">
          <table:table-cell office:value-type="string" calcext:value-type="string">
            <text:p>2020-06-30 18:41:37.719302</text:p>
          </table:table-cell>
          <table:table-cell office:value-type="float" office:value="13.855264" calcext:value-type="float">
            <text:p>13.855264</text:p>
          </table:table-cell>
          <table:table-cell table:formula="of:=[.E62]-[.D62]" office:value-type="float" office:value="263106" calcext:value-type="float">
            <text:p>263106</text:p>
          </table:table-cell>
          <table:table-cell office:value-type="float" office:value="3267" calcext:value-type="float">
            <text:p>3267</text:p>
          </table:table-cell>
          <table:table-cell office:value-type="float" office:value="266373" calcext:value-type="float">
            <text:p>266373</text:p>
          </table:table-cell>
        </table:table-row>
        <table:table-row table:style-name="ro1">
          <table:table-cell office:value-type="string" calcext:value-type="string">
            <text:p>2020-06-30 18:41:37.827556</text:p>
          </table:table-cell>
          <table:table-cell office:value-type="float" office:value="13.963518" calcext:value-type="float">
            <text:p>13.963518</text:p>
          </table:table-cell>
          <table:table-cell table:formula="of:=[.E63]-[.D63]" office:value-type="float" office:value="263106" calcext:value-type="float">
            <text:p>263106</text:p>
          </table:table-cell>
          <table:table-cell office:value-type="float" office:value="3267" calcext:value-type="float">
            <text:p>3267</text:p>
          </table:table-cell>
          <table:table-cell office:value-type="float" office:value="266373" calcext:value-type="float">
            <text:p>266373</text:p>
          </table:table-cell>
        </table:table-row>
        <table:table-row table:style-name="ro1">
          <table:table-cell office:value-type="string" calcext:value-type="string">
            <text:p>2020-06-30 18:41:37.935187</text:p>
          </table:table-cell>
          <table:table-cell office:value-type="float" office:value="14.071149" calcext:value-type="float">
            <text:p>14.071149</text:p>
          </table:table-cell>
          <table:table-cell table:formula="of:=[.E64]-[.D64]" office:value-type="float" office:value="263106" calcext:value-type="float">
            <text:p>263106</text:p>
          </table:table-cell>
          <table:table-cell office:value-type="float" office:value="3267" calcext:value-type="float">
            <text:p>3267</text:p>
          </table:table-cell>
          <table:table-cell office:value-type="float" office:value="266373" calcext:value-type="float">
            <text:p>266373</text:p>
          </table:table-cell>
        </table:table-row>
        <table:table-row table:style-name="ro1">
          <table:table-cell office:value-type="string" calcext:value-type="string">
            <text:p>2020-06-30 18:41:38.041824</text:p>
          </table:table-cell>
          <table:table-cell office:value-type="float" office:value="14.177786" calcext:value-type="float">
            <text:p>14.177786</text:p>
          </table:table-cell>
          <table:table-cell table:formula="of:=[.E65]-[.D65]" office:value-type="float" office:value="263106" calcext:value-type="float">
            <text:p>263106</text:p>
          </table:table-cell>
          <table:table-cell office:value-type="float" office:value="3267" calcext:value-type="float">
            <text:p>3267</text:p>
          </table:table-cell>
          <table:table-cell office:value-type="float" office:value="266373" calcext:value-type="float">
            <text:p>266373</text:p>
          </table:table-cell>
        </table:table-row>
        <table:table-row table:style-name="ro1">
          <table:table-cell office:value-type="string" calcext:value-type="string">
            <text:p>2020-06-30 18:41:38.150009</text:p>
          </table:table-cell>
          <table:table-cell office:value-type="float" office:value="14.285971" calcext:value-type="float">
            <text:p>14.285971</text:p>
          </table:table-cell>
          <table:table-cell table:formula="of:=[.E66]-[.D66]" office:value-type="float" office:value="263106" calcext:value-type="float">
            <text:p>263106</text:p>
          </table:table-cell>
          <table:table-cell office:value-type="float" office:value="3267" calcext:value-type="float">
            <text:p>3267</text:p>
          </table:table-cell>
          <table:table-cell office:value-type="float" office:value="266373" calcext:value-type="float">
            <text:p>266373</text:p>
          </table:table-cell>
        </table:table-row>
        <table:table-row table:style-name="ro1">
          <table:table-cell office:value-type="string" calcext:value-type="string">
            <text:p>2020-06-30 18:41:38.258822</text:p>
          </table:table-cell>
          <table:table-cell office:value-type="float" office:value="14.394784" calcext:value-type="float">
            <text:p>14.394784</text:p>
          </table:table-cell>
          <table:table-cell table:formula="of:=[.E67]-[.D67]" office:value-type="float" office:value="263106" calcext:value-type="float">
            <text:p>263106</text:p>
          </table:table-cell>
          <table:table-cell office:value-type="float" office:value="3267" calcext:value-type="float">
            <text:p>3267</text:p>
          </table:table-cell>
          <table:table-cell office:value-type="float" office:value="266373" calcext:value-type="float">
            <text:p>266373</text:p>
          </table:table-cell>
        </table:table-row>
        <table:table-row table:style-name="ro1">
          <table:table-cell office:value-type="string" calcext:value-type="string">
            <text:p>2020-06-30 18:41:38.366161</text:p>
          </table:table-cell>
          <table:table-cell office:value-type="float" office:value="14.502123" calcext:value-type="float">
            <text:p>14.502123</text:p>
          </table:table-cell>
          <table:table-cell table:formula="of:=[.E68]-[.D68]" office:value-type="float" office:value="263106" calcext:value-type="float">
            <text:p>263106</text:p>
          </table:table-cell>
          <table:table-cell office:value-type="float" office:value="3267" calcext:value-type="float">
            <text:p>3267</text:p>
          </table:table-cell>
          <table:table-cell office:value-type="float" office:value="266373" calcext:value-type="float">
            <text:p>266373</text:p>
          </table:table-cell>
        </table:table-row>
        <table:table-row table:style-name="ro1">
          <table:table-cell office:value-type="string" calcext:value-type="string">
            <text:p>2020-06-30 18:41:38.471965</text:p>
          </table:table-cell>
          <table:table-cell office:value-type="float" office:value="14.607927" calcext:value-type="float">
            <text:p>14.607927</text:p>
          </table:table-cell>
          <table:table-cell table:formula="of:=[.E69]-[.D69]" office:value-type="float" office:value="263106" calcext:value-type="float">
            <text:p>263106</text:p>
          </table:table-cell>
          <table:table-cell office:value-type="float" office:value="3267" calcext:value-type="float">
            <text:p>3267</text:p>
          </table:table-cell>
          <table:table-cell office:value-type="float" office:value="266373" calcext:value-type="float">
            <text:p>266373</text:p>
          </table:table-cell>
        </table:table-row>
        <table:table-row table:style-name="ro1">
          <table:table-cell office:value-type="string" calcext:value-type="string">
            <text:p>2020-06-30 18:41:38.578721</text:p>
          </table:table-cell>
          <table:table-cell office:value-type="float" office:value="14.714683" calcext:value-type="float">
            <text:p>14.714683</text:p>
          </table:table-cell>
          <table:table-cell table:formula="of:=[.E70]-[.D70]" office:value-type="float" office:value="263106" calcext:value-type="float">
            <text:p>263106</text:p>
          </table:table-cell>
          <table:table-cell office:value-type="float" office:value="3267" calcext:value-type="float">
            <text:p>3267</text:p>
          </table:table-cell>
          <table:table-cell office:value-type="float" office:value="266373" calcext:value-type="float">
            <text:p>266373</text:p>
          </table:table-cell>
        </table:table-row>
        <table:table-row table:style-name="ro1">
          <table:table-cell office:value-type="string" calcext:value-type="string">
            <text:p>2020-06-30 18:41:38.685040</text:p>
          </table:table-cell>
          <table:table-cell office:value-type="float" office:value="14.821002" calcext:value-type="float">
            <text:p>14.821002</text:p>
          </table:table-cell>
          <table:table-cell table:formula="of:=[.E71]-[.D71]" office:value-type="float" office:value="263106" calcext:value-type="float">
            <text:p>263106</text:p>
          </table:table-cell>
          <table:table-cell office:value-type="float" office:value="3267" calcext:value-type="float">
            <text:p>3267</text:p>
          </table:table-cell>
          <table:table-cell office:value-type="float" office:value="266373" calcext:value-type="float">
            <text:p>266373</text:p>
          </table:table-cell>
        </table:table-row>
        <table:table-row table:style-name="ro1">
          <table:table-cell office:value-type="string" calcext:value-type="string">
            <text:p>2020-06-30 18:41:38.792499</text:p>
          </table:table-cell>
          <table:table-cell office:value-type="float" office:value="14.928461" calcext:value-type="float">
            <text:p>14.928461</text:p>
          </table:table-cell>
          <table:table-cell table:formula="of:=[.E72]-[.D72]" office:value-type="float" office:value="263106" calcext:value-type="float">
            <text:p>263106</text:p>
          </table:table-cell>
          <table:table-cell office:value-type="float" office:value="3267" calcext:value-type="float">
            <text:p>3267</text:p>
          </table:table-cell>
          <table:table-cell office:value-type="float" office:value="266373" calcext:value-type="float">
            <text:p>266373</text:p>
          </table:table-cell>
        </table:table-row>
        <table:table-row table:style-name="ro1">
          <table:table-cell office:value-type="string" calcext:value-type="string">
            <text:p>2020-06-30 18:41:38.898506</text:p>
          </table:table-cell>
          <table:table-cell office:value-type="float" office:value="15.034468" calcext:value-type="float">
            <text:p>15.034468</text:p>
          </table:table-cell>
          <table:table-cell table:formula="of:=[.E73]-[.D73]" office:value-type="float" office:value="263106" calcext:value-type="float">
            <text:p>263106</text:p>
          </table:table-cell>
          <table:table-cell office:value-type="float" office:value="3267" calcext:value-type="float">
            <text:p>3267</text:p>
          </table:table-cell>
          <table:table-cell office:value-type="float" office:value="266373" calcext:value-type="float">
            <text:p>266373</text:p>
          </table:table-cell>
        </table:table-row>
        <table:table-row table:style-name="ro1">
          <table:table-cell office:value-type="string" calcext:value-type="string">
            <text:p>2020-06-30 18:41:39.004901</text:p>
          </table:table-cell>
          <table:table-cell office:value-type="float" office:value="15.140863" calcext:value-type="float">
            <text:p>15.140863</text:p>
          </table:table-cell>
          <table:table-cell table:formula="of:=[.E74]-[.D74]" office:value-type="float" office:value="263106" calcext:value-type="float">
            <text:p>263106</text:p>
          </table:table-cell>
          <table:table-cell office:value-type="float" office:value="3267" calcext:value-type="float">
            <text:p>3267</text:p>
          </table:table-cell>
          <table:table-cell office:value-type="float" office:value="266373" calcext:value-type="float">
            <text:p>266373</text:p>
          </table:table-cell>
        </table:table-row>
        <table:table-row table:style-name="ro1">
          <table:table-cell office:value-type="string" calcext:value-type="string">
            <text:p>2020-06-30 18:41:39.111360</text:p>
          </table:table-cell>
          <table:table-cell office:value-type="float" office:value="15.247322" calcext:value-type="float">
            <text:p>15.247322</text:p>
          </table:table-cell>
          <table:table-cell table:formula="of:=[.E75]-[.D75]" office:value-type="float" office:value="263106" calcext:value-type="float">
            <text:p>263106</text:p>
          </table:table-cell>
          <table:table-cell office:value-type="float" office:value="3267" calcext:value-type="float">
            <text:p>3267</text:p>
          </table:table-cell>
          <table:table-cell office:value-type="float" office:value="266373" calcext:value-type="float">
            <text:p>266373</text:p>
          </table:table-cell>
        </table:table-row>
        <table:table-row table:style-name="ro1">
          <table:table-cell office:value-type="string" calcext:value-type="string">
            <text:p>2020-06-30 18:41:39.215517</text:p>
          </table:table-cell>
          <table:table-cell office:value-type="float" office:value="15.351479" calcext:value-type="float">
            <text:p>15.351479</text:p>
          </table:table-cell>
          <table:table-cell table:formula="of:=[.E76]-[.D76]" office:value-type="float" office:value="263106" calcext:value-type="float">
            <text:p>263106</text:p>
          </table:table-cell>
          <table:table-cell office:value-type="float" office:value="3267" calcext:value-type="float">
            <text:p>3267</text:p>
          </table:table-cell>
          <table:table-cell office:value-type="float" office:value="266373" calcext:value-type="float">
            <text:p>266373</text:p>
          </table:table-cell>
        </table:table-row>
        <table:table-row table:style-name="ro1">
          <table:table-cell office:value-type="string" calcext:value-type="string">
            <text:p>2020-06-30 18:41:39.321237</text:p>
          </table:table-cell>
          <table:table-cell office:value-type="float" office:value="15.457199" calcext:value-type="float">
            <text:p>15.457199</text:p>
          </table:table-cell>
          <table:table-cell table:formula="of:=[.E77]-[.D77]" office:value-type="float" office:value="263106" calcext:value-type="float">
            <text:p>263106</text:p>
          </table:table-cell>
          <table:table-cell office:value-type="float" office:value="3267" calcext:value-type="float">
            <text:p>3267</text:p>
          </table:table-cell>
          <table:table-cell office:value-type="float" office:value="266373" calcext:value-type="float">
            <text:p>266373</text:p>
          </table:table-cell>
        </table:table-row>
        <table:table-row table:style-name="ro1">
          <table:table-cell office:value-type="string" calcext:value-type="string">
            <text:p>2020-06-30 18:41:39.427204</text:p>
          </table:table-cell>
          <table:table-cell office:value-type="float" office:value="15.563166" calcext:value-type="float">
            <text:p>15.563166</text:p>
          </table:table-cell>
          <table:table-cell table:formula="of:=[.E78]-[.D78]" office:value-type="float" office:value="263106" calcext:value-type="float">
            <text:p>263106</text:p>
          </table:table-cell>
          <table:table-cell office:value-type="float" office:value="3267" calcext:value-type="float">
            <text:p>3267</text:p>
          </table:table-cell>
          <table:table-cell office:value-type="float" office:value="266373" calcext:value-type="float">
            <text:p>266373</text:p>
          </table:table-cell>
        </table:table-row>
        <table:table-row table:style-name="ro1">
          <table:table-cell office:value-type="string" calcext:value-type="string">
            <text:p>2020-06-30 18:41:39.531298</text:p>
          </table:table-cell>
          <table:table-cell office:value-type="float" office:value="15.66726" calcext:value-type="float">
            <text:p>15.66726</text:p>
          </table:table-cell>
          <table:table-cell table:formula="of:=[.E79]-[.D79]" office:value-type="float" office:value="263106" calcext:value-type="float">
            <text:p>263106</text:p>
          </table:table-cell>
          <table:table-cell office:value-type="float" office:value="32067" calcext:value-type="float">
            <text:p>32067</text:p>
          </table:table-cell>
          <table:table-cell office:value-type="float" office:value="295173" calcext:value-type="float">
            <text:p>295173</text:p>
          </table:table-cell>
        </table:table-row>
        <table:table-row table:style-name="ro1">
          <table:table-cell office:value-type="string" calcext:value-type="string">
            <text:p>2020-06-30 18:41:39.636217</text:p>
          </table:table-cell>
          <table:table-cell office:value-type="float" office:value="15.772179" calcext:value-type="float">
            <text:p>15.772179</text:p>
          </table:table-cell>
          <table:table-cell table:formula="of:=[.E80]-[.D80]" office:value-type="float" office:value="263106" calcext:value-type="float">
            <text:p>263106</text:p>
          </table:table-cell>
          <table:table-cell office:value-type="float" office:value="32067" calcext:value-type="float">
            <text:p>32067</text:p>
          </table:table-cell>
          <table:table-cell office:value-type="float" office:value="295173" calcext:value-type="float">
            <text:p>295173</text:p>
          </table:table-cell>
        </table:table-row>
        <table:table-row table:style-name="ro1">
          <table:table-cell office:value-type="string" calcext:value-type="string">
            <text:p>2020-06-30 18:41:39.742286</text:p>
          </table:table-cell>
          <table:table-cell office:value-type="float" office:value="15.878248" calcext:value-type="float">
            <text:p>15.878248</text:p>
          </table:table-cell>
          <table:table-cell table:formula="of:=[.E81]-[.D81]" office:value-type="float" office:value="263106" calcext:value-type="float">
            <text:p>263106</text:p>
          </table:table-cell>
          <table:table-cell office:value-type="float" office:value="32067" calcext:value-type="float">
            <text:p>32067</text:p>
          </table:table-cell>
          <table:table-cell office:value-type="float" office:value="295173" calcext:value-type="float">
            <text:p>295173</text:p>
          </table:table-cell>
        </table:table-row>
        <table:table-row table:style-name="ro1">
          <table:table-cell office:value-type="string" calcext:value-type="string">
            <text:p>2020-06-30 18:41:39.855706</text:p>
          </table:table-cell>
          <table:table-cell office:value-type="float" office:value="15.991668" calcext:value-type="float">
            <text:p>15.991668</text:p>
          </table:table-cell>
          <table:table-cell table:formula="of:=[.E82]-[.D82]" office:value-type="float" office:value="263106" calcext:value-type="float">
            <text:p>263106</text:p>
          </table:table-cell>
          <table:table-cell office:value-type="float" office:value="32067" calcext:value-type="float">
            <text:p>32067</text:p>
          </table:table-cell>
          <table:table-cell office:value-type="float" office:value="295173" calcext:value-type="float">
            <text:p>295173</text:p>
          </table:table-cell>
        </table:table-row>
        <table:table-row table:style-name="ro1">
          <table:table-cell office:value-type="string" calcext:value-type="string">
            <text:p>2020-06-30 18:41:39.960889</text:p>
          </table:table-cell>
          <table:table-cell office:value-type="float" office:value="16.096851" calcext:value-type="float">
            <text:p>16.096851</text:p>
          </table:table-cell>
          <table:table-cell table:formula="of:=[.E83]-[.D83]" office:value-type="float" office:value="263106" calcext:value-type="float">
            <text:p>263106</text:p>
          </table:table-cell>
          <table:table-cell office:value-type="float" office:value="32067" calcext:value-type="float">
            <text:p>32067</text:p>
          </table:table-cell>
          <table:table-cell office:value-type="float" office:value="295173" calcext:value-type="float">
            <text:p>295173</text:p>
          </table:table-cell>
        </table:table-row>
        <table:table-row table:style-name="ro1">
          <table:table-cell office:value-type="string" calcext:value-type="string">
            <text:p>2020-06-30 18:41:40.067528</text:p>
          </table:table-cell>
          <table:table-cell office:value-type="float" office:value="16.20349" calcext:value-type="float">
            <text:p>16.20349</text:p>
          </table:table-cell>
          <table:table-cell table:formula="of:=[.E84]-[.D84]" office:value-type="float" office:value="263106" calcext:value-type="float">
            <text:p>263106</text:p>
          </table:table-cell>
          <table:table-cell office:value-type="float" office:value="32067" calcext:value-type="float">
            <text:p>32067</text:p>
          </table:table-cell>
          <table:table-cell office:value-type="float" office:value="295173" calcext:value-type="float">
            <text:p>295173</text:p>
          </table:table-cell>
        </table:table-row>
        <table:table-row table:style-name="ro1">
          <table:table-cell office:value-type="string" calcext:value-type="string">
            <text:p>2020-06-30 18:41:40.171491</text:p>
          </table:table-cell>
          <table:table-cell office:value-type="float" office:value="16.307453" calcext:value-type="float">
            <text:p>16.307453</text:p>
          </table:table-cell>
          <table:table-cell table:formula="of:=[.E85]-[.D85]" office:value-type="float" office:value="263106" calcext:value-type="float">
            <text:p>263106</text:p>
          </table:table-cell>
          <table:table-cell office:value-type="float" office:value="32067" calcext:value-type="float">
            <text:p>32067</text:p>
          </table:table-cell>
          <table:table-cell office:value-type="float" office:value="295173" calcext:value-type="float">
            <text:p>295173</text:p>
          </table:table-cell>
        </table:table-row>
        <table:table-row table:style-name="ro1">
          <table:table-cell office:value-type="string" calcext:value-type="string">
            <text:p>2020-06-30 18:41:40.277289</text:p>
          </table:table-cell>
          <table:table-cell office:value-type="float" office:value="16.413251" calcext:value-type="float">
            <text:p>16.413251</text:p>
          </table:table-cell>
          <table:table-cell table:formula="of:=[.E86]-[.D86]" office:value-type="float" office:value="263106" calcext:value-type="float">
            <text:p>263106</text:p>
          </table:table-cell>
          <table:table-cell office:value-type="float" office:value="32067" calcext:value-type="float">
            <text:p>32067</text:p>
          </table:table-cell>
          <table:table-cell office:value-type="float" office:value="295173" calcext:value-type="float">
            <text:p>295173</text:p>
          </table:table-cell>
        </table:table-row>
        <table:table-row table:style-name="ro1">
          <table:table-cell office:value-type="string" calcext:value-type="string">
            <text:p>2020-06-30 18:41:40.382907</text:p>
          </table:table-cell>
          <table:table-cell office:value-type="float" office:value="16.518869" calcext:value-type="float">
            <text:p>16.518869</text:p>
          </table:table-cell>
          <table:table-cell table:formula="of:=[.E87]-[.D87]" office:value-type="float" office:value="263106" calcext:value-type="float">
            <text:p>263106</text:p>
          </table:table-cell>
          <table:table-cell office:value-type="float" office:value="32067" calcext:value-type="float">
            <text:p>32067</text:p>
          </table:table-cell>
          <table:table-cell office:value-type="float" office:value="295173" calcext:value-type="float">
            <text:p>295173</text:p>
          </table:table-cell>
        </table:table-row>
        <table:table-row table:style-name="ro1">
          <table:table-cell office:value-type="string" calcext:value-type="string">
            <text:p>2020-06-30 18:41:40.489910</text:p>
          </table:table-cell>
          <table:table-cell office:value-type="float" office:value="16.625872" calcext:value-type="float">
            <text:p>16.625872</text:p>
          </table:table-cell>
          <table:table-cell table:formula="of:=[.E88]-[.D88]" office:value-type="float" office:value="263106" calcext:value-type="float">
            <text:p>263106</text:p>
          </table:table-cell>
          <table:table-cell office:value-type="float" office:value="32067" calcext:value-type="float">
            <text:p>32067</text:p>
          </table:table-cell>
          <table:table-cell office:value-type="float" office:value="295173" calcext:value-type="float">
            <text:p>295173</text:p>
          </table:table-cell>
        </table:table-row>
        <table:table-row table:style-name="ro1">
          <table:table-cell office:value-type="string" calcext:value-type="string">
            <text:p>2020-06-30 18:41:40.596467</text:p>
          </table:table-cell>
          <table:table-cell office:value-type="float" office:value="16.732429" calcext:value-type="float">
            <text:p>16.732429</text:p>
          </table:table-cell>
          <table:table-cell table:formula="of:=[.E89]-[.D89]" office:value-type="float" office:value="263106" calcext:value-type="float">
            <text:p>263106</text:p>
          </table:table-cell>
          <table:table-cell office:value-type="float" office:value="32067" calcext:value-type="float">
            <text:p>32067</text:p>
          </table:table-cell>
          <table:table-cell office:value-type="float" office:value="295173" calcext:value-type="float">
            <text:p>295173</text:p>
          </table:table-cell>
        </table:table-row>
        <table:table-row table:style-name="ro1">
          <table:table-cell office:value-type="string" calcext:value-type="string">
            <text:p>2020-06-30 18:41:40.701515</text:p>
          </table:table-cell>
          <table:table-cell office:value-type="float" office:value="16.837477" calcext:value-type="float">
            <text:p>16.837477</text:p>
          </table:table-cell>
          <table:table-cell table:formula="of:=[.E90]-[.D90]" office:value-type="float" office:value="263106" calcext:value-type="float">
            <text:p>263106</text:p>
          </table:table-cell>
          <table:table-cell office:value-type="float" office:value="32067" calcext:value-type="float">
            <text:p>32067</text:p>
          </table:table-cell>
          <table:table-cell office:value-type="float" office:value="295173" calcext:value-type="float">
            <text:p>295173</text:p>
          </table:table-cell>
        </table:table-row>
        <table:table-row table:style-name="ro1">
          <table:table-cell office:value-type="string" calcext:value-type="string">
            <text:p>2020-06-30 18:41:40.806676</text:p>
          </table:table-cell>
          <table:table-cell office:value-type="float" office:value="16.942638" calcext:value-type="float">
            <text:p>16.942638</text:p>
          </table:table-cell>
          <table:table-cell table:formula="of:=[.E91]-[.D91]" office:value-type="float" office:value="263106" calcext:value-type="float">
            <text:p>263106</text:p>
          </table:table-cell>
          <table:table-cell office:value-type="float" office:value="32067" calcext:value-type="float">
            <text:p>32067</text:p>
          </table:table-cell>
          <table:table-cell office:value-type="float" office:value="295173" calcext:value-type="float">
            <text:p>295173</text:p>
          </table:table-cell>
        </table:table-row>
        <table:table-row table:style-name="ro1">
          <table:table-cell office:value-type="string" calcext:value-type="string">
            <text:p>2020-06-30 18:41:40.912112</text:p>
          </table:table-cell>
          <table:table-cell office:value-type="float" office:value="17.048074" calcext:value-type="float">
            <text:p>17.048074</text:p>
          </table:table-cell>
          <table:table-cell table:formula="of:=[.E92]-[.D92]" office:value-type="float" office:value="263106" calcext:value-type="float">
            <text:p>263106</text:p>
          </table:table-cell>
          <table:table-cell office:value-type="float" office:value="32067" calcext:value-type="float">
            <text:p>32067</text:p>
          </table:table-cell>
          <table:table-cell office:value-type="float" office:value="295173" calcext:value-type="float">
            <text:p>295173</text:p>
          </table:table-cell>
        </table:table-row>
        <table:table-row table:style-name="ro1">
          <table:table-cell office:value-type="string" calcext:value-type="string">
            <text:p>2020-06-30 18:41:41.017459</text:p>
          </table:table-cell>
          <table:table-cell office:value-type="float" office:value="17.153421" calcext:value-type="float">
            <text:p>17.153421</text:p>
          </table:table-cell>
          <table:table-cell table:formula="of:=[.E93]-[.D93]" office:value-type="float" office:value="263106" calcext:value-type="float">
            <text:p>263106</text:p>
          </table:table-cell>
          <table:table-cell office:value-type="float" office:value="32067" calcext:value-type="float">
            <text:p>32067</text:p>
          </table:table-cell>
          <table:table-cell office:value-type="float" office:value="295173" calcext:value-type="float">
            <text:p>295173</text:p>
          </table:table-cell>
        </table:table-row>
        <table:table-row table:style-name="ro1">
          <table:table-cell office:value-type="string" calcext:value-type="string">
            <text:p>2020-06-30 18:41:41.122097</text:p>
          </table:table-cell>
          <table:table-cell office:value-type="float" office:value="17.258059" calcext:value-type="float">
            <text:p>17.258059</text:p>
          </table:table-cell>
          <table:table-cell table:formula="of:=[.E94]-[.D94]" office:value-type="float" office:value="263106" calcext:value-type="float">
            <text:p>263106</text:p>
          </table:table-cell>
          <table:table-cell office:value-type="float" office:value="32067" calcext:value-type="float">
            <text:p>32067</text:p>
          </table:table-cell>
          <table:table-cell office:value-type="float" office:value="295173" calcext:value-type="float">
            <text:p>295173</text:p>
          </table:table-cell>
        </table:table-row>
        <table:table-row table:style-name="ro1">
          <table:table-cell office:value-type="string" calcext:value-type="string">
            <text:p>2020-06-30 18:41:41.226950</text:p>
          </table:table-cell>
          <table:table-cell office:value-type="float" office:value="17.362912" calcext:value-type="float">
            <text:p>17.362912</text:p>
          </table:table-cell>
          <table:table-cell table:formula="of:=[.E95]-[.D95]" office:value-type="float" office:value="263106" calcext:value-type="float">
            <text:p>263106</text:p>
          </table:table-cell>
          <table:table-cell office:value-type="float" office:value="32067" calcext:value-type="float">
            <text:p>32067</text:p>
          </table:table-cell>
          <table:table-cell office:value-type="float" office:value="295173" calcext:value-type="float">
            <text:p>295173</text:p>
          </table:table-cell>
        </table:table-row>
        <table:table-row table:style-name="ro1">
          <table:table-cell office:value-type="string" calcext:value-type="string">
            <text:p>2020-06-30 18:41:41.331346</text:p>
          </table:table-cell>
          <table:table-cell office:value-type="float" office:value="17.467308" calcext:value-type="float">
            <text:p>17.467308</text:p>
          </table:table-cell>
          <table:table-cell table:formula="of:=[.E96]-[.D96]" office:value-type="float" office:value="263106" calcext:value-type="float">
            <text:p>263106</text:p>
          </table:table-cell>
          <table:table-cell office:value-type="float" office:value="32067" calcext:value-type="float">
            <text:p>32067</text:p>
          </table:table-cell>
          <table:table-cell office:value-type="float" office:value="295173" calcext:value-type="float">
            <text:p>295173</text:p>
          </table:table-cell>
        </table:table-row>
        <table:table-row table:style-name="ro1">
          <table:table-cell office:value-type="string" calcext:value-type="string">
            <text:p>2020-06-30 18:41:41.441413</text:p>
          </table:table-cell>
          <table:table-cell office:value-type="float" office:value="17.577375" calcext:value-type="float">
            <text:p>17.577375</text:p>
          </table:table-cell>
          <table:table-cell table:formula="of:=[.E97]-[.D97]" office:value-type="float" office:value="263106" calcext:value-type="float">
            <text:p>263106</text:p>
          </table:table-cell>
          <table:table-cell office:value-type="float" office:value="32067" calcext:value-type="float">
            <text:p>32067</text:p>
          </table:table-cell>
          <table:table-cell office:value-type="float" office:value="295173" calcext:value-type="float">
            <text:p>295173</text:p>
          </table:table-cell>
        </table:table-row>
        <table:table-row table:style-name="ro1">
          <table:table-cell office:value-type="string" calcext:value-type="string">
            <text:p>2020-06-30 18:41:41.546509</text:p>
          </table:table-cell>
          <table:table-cell office:value-type="float" office:value="17.682471" calcext:value-type="float">
            <text:p>17.682471</text:p>
          </table:table-cell>
          <table:table-cell table:formula="of:=[.E98]-[.D98]" office:value-type="float" office:value="263106" calcext:value-type="float">
            <text:p>263106</text:p>
          </table:table-cell>
          <table:table-cell office:value-type="float" office:value="353809" calcext:value-type="float">
            <text:p>353809</text:p>
          </table:table-cell>
          <table:table-cell office:value-type="float" office:value="616915" calcext:value-type="float">
            <text:p>616915</text:p>
          </table:table-cell>
        </table:table-row>
        <table:table-row table:style-name="ro1">
          <table:table-cell office:value-type="string" calcext:value-type="string">
            <text:p>2020-06-30 18:41:41.649606</text:p>
          </table:table-cell>
          <table:table-cell office:value-type="float" office:value="17.785568" calcext:value-type="float">
            <text:p>17.785568</text:p>
          </table:table-cell>
          <table:table-cell table:formula="of:=[.E99]-[.D99]" office:value-type="float" office:value="263106" calcext:value-type="float">
            <text:p>263106</text:p>
          </table:table-cell>
          <table:table-cell office:value-type="float" office:value="256503" calcext:value-type="float">
            <text:p>256503</text:p>
          </table:table-cell>
          <table:table-cell office:value-type="float" office:value="519609" calcext:value-type="float">
            <text:p>519609</text:p>
          </table:table-cell>
        </table:table-row>
        <table:table-row table:style-name="ro1">
          <table:table-cell office:value-type="string" calcext:value-type="string">
            <text:p>2020-06-30 18:41:41.753264</text:p>
          </table:table-cell>
          <table:table-cell office:value-type="float" office:value="17.889226" calcext:value-type="float">
            <text:p>17.889226</text:p>
          </table:table-cell>
          <table:table-cell table:formula="of:=[.E100]-[.D100]" office:value-type="float" office:value="406770" calcext:value-type="float">
            <text:p>406770</text:p>
          </table:table-cell>
          <table:table-cell office:value-type="float" office:value="320067" calcext:value-type="float">
            <text:p>320067</text:p>
          </table:table-cell>
          <table:table-cell office:value-type="float" office:value="726837" calcext:value-type="float">
            <text:p>726837</text:p>
          </table:table-cell>
        </table:table-row>
        <table:table-row table:style-name="ro1">
          <table:table-cell office:value-type="string" calcext:value-type="string">
            <text:p>2020-06-30 18:41:41.858073</text:p>
          </table:table-cell>
          <table:table-cell office:value-type="float" office:value="17.994035" calcext:value-type="float">
            <text:p>17.994035</text:p>
          </table:table-cell>
          <table:table-cell table:formula="of:=[.E101]-[.D101]" office:value-type="float" office:value="406770" calcext:value-type="float">
            <text:p>406770</text:p>
          </table:table-cell>
          <table:table-cell office:value-type="float" office:value="320067" calcext:value-type="float">
            <text:p>320067</text:p>
          </table:table-cell>
          <table:table-cell office:value-type="float" office:value="726837" calcext:value-type="float">
            <text:p>726837</text:p>
          </table:table-cell>
        </table:table-row>
        <table:table-row table:style-name="ro1">
          <table:table-cell office:value-type="string" calcext:value-type="string">
            <text:p>2020-06-30 18:41:41.966385</text:p>
          </table:table-cell>
          <table:table-cell office:value-type="float" office:value="18.102347" calcext:value-type="float">
            <text:p>18.102347</text:p>
          </table:table-cell>
          <table:table-cell table:formula="of:=[.E102]-[.D102]" office:value-type="float" office:value="406770" calcext:value-type="float">
            <text:p>406770</text:p>
          </table:table-cell>
          <table:table-cell office:value-type="float" office:value="320067" calcext:value-type="float">
            <text:p>320067</text:p>
          </table:table-cell>
          <table:table-cell office:value-type="float" office:value="726837" calcext:value-type="float">
            <text:p>726837</text:p>
          </table:table-cell>
        </table:table-row>
        <table:table-row table:style-name="ro1">
          <table:table-cell office:value-type="string" calcext:value-type="string">
            <text:p>2020-06-30 18:41:42.073666</text:p>
          </table:table-cell>
          <table:table-cell office:value-type="float" office:value="18.209628" calcext:value-type="float">
            <text:p>18.209628</text:p>
          </table:table-cell>
          <table:table-cell table:formula="of:=[.E103]-[.D103]" office:value-type="float" office:value="406770" calcext:value-type="float">
            <text:p>406770</text:p>
          </table:table-cell>
          <table:table-cell office:value-type="float" office:value="320067" calcext:value-type="float">
            <text:p>320067</text:p>
          </table:table-cell>
          <table:table-cell office:value-type="float" office:value="726837" calcext:value-type="float">
            <text:p>726837</text:p>
          </table:table-cell>
        </table:table-row>
        <table:table-row table:style-name="ro1">
          <table:table-cell office:value-type="string" calcext:value-type="string">
            <text:p>2020-06-30 18:41:42.180612</text:p>
          </table:table-cell>
          <table:table-cell office:value-type="float" office:value="18.316574" calcext:value-type="float">
            <text:p>18.316574</text:p>
          </table:table-cell>
          <table:table-cell table:formula="of:=[.E104]-[.D104]" office:value-type="float" office:value="406770" calcext:value-type="float">
            <text:p>406770</text:p>
          </table:table-cell>
          <table:table-cell office:value-type="float" office:value="320067" calcext:value-type="float">
            <text:p>320067</text:p>
          </table:table-cell>
          <table:table-cell office:value-type="float" office:value="726837" calcext:value-type="float">
            <text:p>726837</text:p>
          </table:table-cell>
        </table:table-row>
        <table:table-row table:style-name="ro1">
          <table:table-cell office:value-type="string" calcext:value-type="string">
            <text:p>2020-06-30 18:41:42.288830</text:p>
          </table:table-cell>
          <table:table-cell office:value-type="float" office:value="18.424792" calcext:value-type="float">
            <text:p>18.424792</text:p>
          </table:table-cell>
          <table:table-cell table:formula="of:=[.E105]-[.D105]" office:value-type="float" office:value="406770" calcext:value-type="float">
            <text:p>406770</text:p>
          </table:table-cell>
          <table:table-cell office:value-type="float" office:value="320067" calcext:value-type="float">
            <text:p>320067</text:p>
          </table:table-cell>
          <table:table-cell office:value-type="float" office:value="726837" calcext:value-type="float">
            <text:p>726837</text:p>
          </table:table-cell>
        </table:table-row>
        <table:table-row table:style-name="ro1">
          <table:table-cell office:value-type="string" calcext:value-type="string">
            <text:p>2020-06-30 18:41:42.395884</text:p>
          </table:table-cell>
          <table:table-cell office:value-type="float" office:value="18.531846" calcext:value-type="float">
            <text:p>18.531846</text:p>
          </table:table-cell>
          <table:table-cell table:formula="of:=[.E106]-[.D106]" office:value-type="float" office:value="406770" calcext:value-type="float">
            <text:p>406770</text:p>
          </table:table-cell>
          <table:table-cell office:value-type="float" office:value="320067" calcext:value-type="float">
            <text:p>320067</text:p>
          </table:table-cell>
          <table:table-cell office:value-type="float" office:value="726837" calcext:value-type="float">
            <text:p>726837</text:p>
          </table:table-cell>
        </table:table-row>
        <table:table-row table:style-name="ro1">
          <table:table-cell office:value-type="string" calcext:value-type="string">
            <text:p>2020-06-30 18:41:42.502202</text:p>
          </table:table-cell>
          <table:table-cell office:value-type="float" office:value="18.638164" calcext:value-type="float">
            <text:p>18.638164</text:p>
          </table:table-cell>
          <table:table-cell table:formula="of:=[.E107]-[.D107]" office:value-type="float" office:value="406770" calcext:value-type="float">
            <text:p>406770</text:p>
          </table:table-cell>
          <table:table-cell office:value-type="float" office:value="320067" calcext:value-type="float">
            <text:p>320067</text:p>
          </table:table-cell>
          <table:table-cell office:value-type="float" office:value="726837" calcext:value-type="float">
            <text:p>726837</text:p>
          </table:table-cell>
        </table:table-row>
        <table:table-row table:style-name="ro1">
          <table:table-cell office:value-type="string" calcext:value-type="string">
            <text:p>2020-06-30 18:41:42.609524</text:p>
          </table:table-cell>
          <table:table-cell office:value-type="float" office:value="18.745486" calcext:value-type="float">
            <text:p>18.745486</text:p>
          </table:table-cell>
          <table:table-cell table:formula="of:=[.E108]-[.D108]" office:value-type="float" office:value="406770" calcext:value-type="float">
            <text:p>406770</text:p>
          </table:table-cell>
          <table:table-cell office:value-type="float" office:value="320067" calcext:value-type="float">
            <text:p>320067</text:p>
          </table:table-cell>
          <table:table-cell office:value-type="float" office:value="726837" calcext:value-type="float">
            <text:p>726837</text:p>
          </table:table-cell>
        </table:table-row>
        <table:table-row table:style-name="ro1">
          <table:table-cell office:value-type="string" calcext:value-type="string">
            <text:p>2020-06-30 18:41:42.716203</text:p>
          </table:table-cell>
          <table:table-cell office:value-type="float" office:value="18.852165" calcext:value-type="float">
            <text:p>18.852165</text:p>
          </table:table-cell>
          <table:table-cell table:formula="of:=[.E109]-[.D109]" office:value-type="float" office:value="406770" calcext:value-type="float">
            <text:p>406770</text:p>
          </table:table-cell>
          <table:table-cell office:value-type="float" office:value="320067" calcext:value-type="float">
            <text:p>320067</text:p>
          </table:table-cell>
          <table:table-cell office:value-type="float" office:value="726837" calcext:value-type="float">
            <text:p>726837</text:p>
          </table:table-cell>
        </table:table-row>
        <table:table-row table:style-name="ro1">
          <table:table-cell office:value-type="string" calcext:value-type="string">
            <text:p>2020-06-30 18:41:42.822871</text:p>
          </table:table-cell>
          <table:table-cell office:value-type="float" office:value="18.958833" calcext:value-type="float">
            <text:p>18.958833</text:p>
          </table:table-cell>
          <table:table-cell table:formula="of:=[.E110]-[.D110]" office:value-type="float" office:value="406770" calcext:value-type="float">
            <text:p>406770</text:p>
          </table:table-cell>
          <table:table-cell office:value-type="float" office:value="320067" calcext:value-type="float">
            <text:p>320067</text:p>
          </table:table-cell>
          <table:table-cell office:value-type="float" office:value="726837" calcext:value-type="float">
            <text:p>726837</text:p>
          </table:table-cell>
        </table:table-row>
        <table:table-row table:style-name="ro1">
          <table:table-cell office:value-type="string" calcext:value-type="string">
            <text:p>2020-06-30 18:41:42.927916</text:p>
          </table:table-cell>
          <table:table-cell office:value-type="float" office:value="19.063878" calcext:value-type="float">
            <text:p>19.063878</text:p>
          </table:table-cell>
          <table:table-cell table:formula="of:=[.E111]-[.D111]" office:value-type="float" office:value="406770" calcext:value-type="float">
            <text:p>406770</text:p>
          </table:table-cell>
          <table:table-cell office:value-type="float" office:value="320067" calcext:value-type="float">
            <text:p>320067</text:p>
          </table:table-cell>
          <table:table-cell office:value-type="float" office:value="726837" calcext:value-type="float">
            <text:p>726837</text:p>
          </table:table-cell>
        </table:table-row>
        <table:table-row table:style-name="ro1">
          <table:table-cell office:value-type="string" calcext:value-type="string">
            <text:p>2020-06-30 18:41:43.033141</text:p>
          </table:table-cell>
          <table:table-cell office:value-type="float" office:value="19.169103" calcext:value-type="float">
            <text:p>19.169103</text:p>
          </table:table-cell>
          <table:table-cell table:formula="of:=[.E112]-[.D112]" office:value-type="float" office:value="406770" calcext:value-type="float">
            <text:p>406770</text:p>
          </table:table-cell>
          <table:table-cell office:value-type="float" office:value="320067" calcext:value-type="float">
            <text:p>320067</text:p>
          </table:table-cell>
          <table:table-cell office:value-type="float" office:value="726837" calcext:value-type="float">
            <text:p>726837</text:p>
          </table:table-cell>
        </table:table-row>
        <table:table-row table:style-name="ro1">
          <table:table-cell office:value-type="string" calcext:value-type="string">
            <text:p>2020-06-30 18:41:43.138753</text:p>
          </table:table-cell>
          <table:table-cell office:value-type="float" office:value="19.274715" calcext:value-type="float">
            <text:p>19.274715</text:p>
          </table:table-cell>
          <table:table-cell table:formula="of:=[.E113]-[.D113]" office:value-type="float" office:value="406770" calcext:value-type="float">
            <text:p>406770</text:p>
          </table:table-cell>
          <table:table-cell office:value-type="float" office:value="320067" calcext:value-type="float">
            <text:p>320067</text:p>
          </table:table-cell>
          <table:table-cell office:value-type="float" office:value="726837" calcext:value-type="float">
            <text:p>726837</text:p>
          </table:table-cell>
        </table:table-row>
        <table:table-row table:style-name="ro1">
          <table:table-cell office:value-type="string" calcext:value-type="string">
            <text:p>2020-06-30 18:41:43.243879</text:p>
          </table:table-cell>
          <table:table-cell office:value-type="float" office:value="19.379841" calcext:value-type="float">
            <text:p>19.379841</text:p>
          </table:table-cell>
          <table:table-cell table:formula="of:=[.E114]-[.D114]" office:value-type="float" office:value="406770" calcext:value-type="float">
            <text:p>406770</text:p>
          </table:table-cell>
          <table:table-cell office:value-type="float" office:value="320067" calcext:value-type="float">
            <text:p>320067</text:p>
          </table:table-cell>
          <table:table-cell office:value-type="float" office:value="726837" calcext:value-type="float">
            <text:p>726837</text:p>
          </table:table-cell>
        </table:table-row>
        <table:table-row table:style-name="ro1">
          <table:table-cell office:value-type="string" calcext:value-type="string">
            <text:p>2020-06-30 18:41:43.348909</text:p>
          </table:table-cell>
          <table:table-cell office:value-type="float" office:value="19.484871" calcext:value-type="float">
            <text:p>19.484871</text:p>
          </table:table-cell>
          <table:table-cell table:formula="of:=[.E115]-[.D115]" office:value-type="float" office:value="406770" calcext:value-type="float">
            <text:p>406770</text:p>
          </table:table-cell>
          <table:table-cell office:value-type="float" office:value="320067" calcext:value-type="float">
            <text:p>320067</text:p>
          </table:table-cell>
          <table:table-cell office:value-type="float" office:value="726837" calcext:value-type="float">
            <text:p>726837</text:p>
          </table:table-cell>
        </table:table-row>
        <table:table-row table:style-name="ro1">
          <table:table-cell office:value-type="string" calcext:value-type="string">
            <text:p>2020-06-30 18:41:43.456080</text:p>
          </table:table-cell>
          <table:table-cell office:value-type="float" office:value="19.592042" calcext:value-type="float">
            <text:p>19.592042</text:p>
          </table:table-cell>
          <table:table-cell table:formula="of:=[.E116]-[.D116]" office:value-type="float" office:value="406770" calcext:value-type="float">
            <text:p>406770</text:p>
          </table:table-cell>
          <table:table-cell office:value-type="float" office:value="320067" calcext:value-type="float">
            <text:p>320067</text:p>
          </table:table-cell>
          <table:table-cell office:value-type="float" office:value="726837" calcext:value-type="float">
            <text:p>726837</text:p>
          </table:table-cell>
        </table:table-row>
        <table:table-row table:style-name="ro1">
          <table:table-cell office:value-type="string" calcext:value-type="string">
            <text:p>2020-06-30 18:41:43.562054</text:p>
          </table:table-cell>
          <table:table-cell office:value-type="float" office:value="19.698016" calcext:value-type="float">
            <text:p>19.698016</text:p>
          </table:table-cell>
          <table:table-cell table:formula="of:=[.E117]-[.D117]" office:value-type="float" office:value="406770" calcext:value-type="float">
            <text:p>406770</text:p>
          </table:table-cell>
          <table:table-cell office:value-type="float" office:value="320067" calcext:value-type="float">
            <text:p>320067</text:p>
          </table:table-cell>
          <table:table-cell office:value-type="float" office:value="726837" calcext:value-type="float">
            <text:p>726837</text:p>
          </table:table-cell>
        </table:table-row>
        <table:table-row table:style-name="ro1">
          <table:table-cell office:value-type="string" calcext:value-type="string">
            <text:p>2020-06-30 18:41:43.669987</text:p>
          </table:table-cell>
          <table:table-cell office:value-type="float" office:value="19.805949" calcext:value-type="float">
            <text:p>19.805949</text:p>
          </table:table-cell>
          <table:table-cell table:formula="of:=[.E118]-[.D118]" office:value-type="float" office:value="406770" calcext:value-type="float">
            <text:p>406770</text:p>
          </table:table-cell>
          <table:table-cell office:value-type="float" office:value="320067" calcext:value-type="float">
            <text:p>320067</text:p>
          </table:table-cell>
          <table:table-cell office:value-type="float" office:value="726837" calcext:value-type="float">
            <text:p>726837</text:p>
          </table:table-cell>
        </table:table-row>
        <table:table-row table:style-name="ro1">
          <table:table-cell office:value-type="string" calcext:value-type="string">
            <text:p>2020-06-30 18:41:43.776027</text:p>
          </table:table-cell>
          <table:table-cell office:value-type="float" office:value="19.911989" calcext:value-type="float">
            <text:p>19.911989</text:p>
          </table:table-cell>
          <table:table-cell table:formula="of:=[.E119]-[.D119]" office:value-type="float" office:value="406770" calcext:value-type="float">
            <text:p>406770</text:p>
          </table:table-cell>
          <table:table-cell office:value-type="float" office:value="1349729" calcext:value-type="float">
            <text:p>1349729</text:p>
          </table:table-cell>
          <table:table-cell office:value-type="float" office:value="1756499" calcext:value-type="float">
            <text:p>1756499</text:p>
          </table:table-cell>
        </table:table-row>
        <table:table-row table:style-name="ro1">
          <table:table-cell office:value-type="string" calcext:value-type="string">
            <text:p>2020-06-30 18:41:43.880034</text:p>
          </table:table-cell>
          <table:table-cell office:value-type="float" office:value="20.015996" calcext:value-type="float">
            <text:p>20.015996</text:p>
          </table:table-cell>
          <table:table-cell table:formula="of:=[.E120]-[.D120]" office:value-type="float" office:value="406770" calcext:value-type="float">
            <text:p>406770</text:p>
          </table:table-cell>
          <table:table-cell office:value-type="float" office:value="1442129" calcext:value-type="float">
            <text:p>1442129</text:p>
          </table:table-cell>
          <table:table-cell office:value-type="float" office:value="1848899" calcext:value-type="float">
            <text:p>1848899</text:p>
          </table:table-cell>
        </table:table-row>
        <table:table-row table:style-name="ro1">
          <table:table-cell office:value-type="string" calcext:value-type="string">
            <text:p>2020-06-30 18:41:43.983691</text:p>
          </table:table-cell>
          <table:table-cell office:value-type="float" office:value="20.119653" calcext:value-type="float">
            <text:p>20.119653</text:p>
          </table:table-cell>
          <table:table-cell table:formula="of:=[.E121]-[.D121]" office:value-type="float" office:value="406770" calcext:value-type="float">
            <text:p>406770</text:p>
          </table:table-cell>
          <table:table-cell office:value-type="float" office:value="1500929" calcext:value-type="float">
            <text:p>1500929</text:p>
          </table:table-cell>
          <table:table-cell office:value-type="float" office:value="1907699" calcext:value-type="float">
            <text:p>1907699</text:p>
          </table:table-cell>
        </table:table-row>
        <table:table-row table:style-name="ro1">
          <table:table-cell office:value-type="string" calcext:value-type="string">
            <text:p>2020-06-30 18:41:44.086981</text:p>
          </table:table-cell>
          <table:table-cell office:value-type="float" office:value="20.222943" calcext:value-type="float">
            <text:p>20.222943</text:p>
          </table:table-cell>
          <table:table-cell table:formula="of:=[.E122]-[.D122]" office:value-type="float" office:value="406770" calcext:value-type="float">
            <text:p>406770</text:p>
          </table:table-cell>
          <table:table-cell office:value-type="float" office:value="1549649" calcext:value-type="float">
            <text:p>1549649</text:p>
          </table:table-cell>
          <table:table-cell office:value-type="float" office:value="1956419" calcext:value-type="float">
            <text:p>1956419</text:p>
          </table:table-cell>
        </table:table-row>
        <table:table-row table:style-name="ro1">
          <table:table-cell office:value-type="string" calcext:value-type="string">
            <text:p>2020-06-30 18:41:44.190230</text:p>
          </table:table-cell>
          <table:table-cell office:value-type="float" office:value="20.326192" calcext:value-type="float">
            <text:p>20.326192</text:p>
          </table:table-cell>
          <table:table-cell table:formula="of:=[.E123]-[.D123]" office:value-type="float" office:value="406770" calcext:value-type="float">
            <text:p>406770</text:p>
          </table:table-cell>
          <table:table-cell office:value-type="float" office:value="1587329" calcext:value-type="float">
            <text:p>1587329</text:p>
          </table:table-cell>
          <table:table-cell office:value-type="float" office:value="1994099" calcext:value-type="float">
            <text:p>1994099</text:p>
          </table:table-cell>
        </table:table-row>
        <table:table-row table:style-name="ro1">
          <table:table-cell office:value-type="string" calcext:value-type="string">
            <text:p>2020-06-30 18:41:44.293603</text:p>
          </table:table-cell>
          <table:table-cell office:value-type="float" office:value="20.429565" calcext:value-type="float">
            <text:p>20.429565</text:p>
          </table:table-cell>
          <table:table-cell table:formula="of:=[.E124]-[.D124]" office:value-type="float" office:value="406770" calcext:value-type="float">
            <text:p>406770</text:p>
          </table:table-cell>
          <table:table-cell office:value-type="float" office:value="1622609" calcext:value-type="float">
            <text:p>1622609</text:p>
          </table:table-cell>
          <table:table-cell office:value-type="float" office:value="2029379" calcext:value-type="float">
            <text:p>2029379</text:p>
          </table:table-cell>
        </table:table-row>
        <table:table-row table:style-name="ro1">
          <table:table-cell office:value-type="string" calcext:value-type="string">
            <text:p>2020-06-30 18:41:44.396716</text:p>
          </table:table-cell>
          <table:table-cell office:value-type="float" office:value="20.532678" calcext:value-type="float">
            <text:p>20.532678</text:p>
          </table:table-cell>
          <table:table-cell table:formula="of:=[.E125]-[.D125]" office:value-type="float" office:value="406770" calcext:value-type="float">
            <text:p>406770</text:p>
          </table:table-cell>
          <table:table-cell office:value-type="float" office:value="1653089" calcext:value-type="float">
            <text:p>1653089</text:p>
          </table:table-cell>
          <table:table-cell office:value-type="float" office:value="2059859" calcext:value-type="float">
            <text:p>2059859</text:p>
          </table:table-cell>
        </table:table-row>
        <table:table-row table:style-name="ro1">
          <table:table-cell office:value-type="string" calcext:value-type="string">
            <text:p>2020-06-30 18:41:44.500158</text:p>
          </table:table-cell>
          <table:table-cell office:value-type="float" office:value="20.63612" calcext:value-type="float">
            <text:p>20.63612</text:p>
          </table:table-cell>
          <table:table-cell table:formula="of:=[.E126]-[.D126]" office:value-type="float" office:value="406770" calcext:value-type="float">
            <text:p>406770</text:p>
          </table:table-cell>
          <table:table-cell office:value-type="float" office:value="1683569" calcext:value-type="float">
            <text:p>1683569</text:p>
          </table:table-cell>
          <table:table-cell office:value-type="float" office:value="2090339" calcext:value-type="float">
            <text:p>2090339</text:p>
          </table:table-cell>
        </table:table-row>
        <table:table-row table:style-name="ro1">
          <table:table-cell office:value-type="string" calcext:value-type="string">
            <text:p>2020-06-30 18:41:44.603617</text:p>
          </table:table-cell>
          <table:table-cell office:value-type="float" office:value="20.739579" calcext:value-type="float">
            <text:p>20.739579</text:p>
          </table:table-cell>
          <table:table-cell table:formula="of:=[.E127]-[.D127]" office:value-type="float" office:value="406770" calcext:value-type="float">
            <text:p>406770</text:p>
          </table:table-cell>
          <table:table-cell office:value-type="float" office:value="1710449" calcext:value-type="float">
            <text:p>1710449</text:p>
          </table:table-cell>
          <table:table-cell office:value-type="float" office:value="2117219" calcext:value-type="float">
            <text:p>2117219</text:p>
          </table:table-cell>
        </table:table-row>
        <table:table-row table:style-name="ro1">
          <table:table-cell office:value-type="string" calcext:value-type="string">
            <text:p>2020-06-30 18:41:44.706612</text:p>
          </table:table-cell>
          <table:table-cell office:value-type="float" office:value="20.842574" calcext:value-type="float">
            <text:p>20.842574</text:p>
          </table:table-cell>
          <table:table-cell table:formula="of:=[.E128]-[.D128]" office:value-type="float" office:value="406770" calcext:value-type="float">
            <text:p>406770</text:p>
          </table:table-cell>
          <table:table-cell office:value-type="float" office:value="1738529" calcext:value-type="float">
            <text:p>1738529</text:p>
          </table:table-cell>
          <table:table-cell office:value-type="float" office:value="2145299" calcext:value-type="float">
            <text:p>2145299</text:p>
          </table:table-cell>
        </table:table-row>
        <table:table-row table:style-name="ro1">
          <table:table-cell office:value-type="string" calcext:value-type="string">
            <text:p>2020-06-30 18:41:44.809644</text:p>
          </table:table-cell>
          <table:table-cell office:value-type="float" office:value="20.945606" calcext:value-type="float">
            <text:p>20.945606</text:p>
          </table:table-cell>
          <table:table-cell table:formula="of:=[.E129]-[.D129]" office:value-type="float" office:value="406770" calcext:value-type="float">
            <text:p>406770</text:p>
          </table:table-cell>
          <table:table-cell office:value-type="float" office:value="1761329" calcext:value-type="float">
            <text:p>1761329</text:p>
          </table:table-cell>
          <table:table-cell office:value-type="float" office:value="2168099" calcext:value-type="float">
            <text:p>2168099</text:p>
          </table:table-cell>
        </table:table-row>
        <table:table-row table:style-name="ro1">
          <table:table-cell office:value-type="string" calcext:value-type="string">
            <text:p>2020-06-30 18:41:44.912758</text:p>
          </table:table-cell>
          <table:table-cell office:value-type="float" office:value="21.04872" calcext:value-type="float">
            <text:p>21.04872</text:p>
          </table:table-cell>
          <table:table-cell table:formula="of:=[.E130]-[.D130]" office:value-type="float" office:value="406770" calcext:value-type="float">
            <text:p>406770</text:p>
          </table:table-cell>
          <table:table-cell office:value-type="float" office:value="1785089" calcext:value-type="float">
            <text:p>1785089</text:p>
          </table:table-cell>
          <table:table-cell office:value-type="float" office:value="2191859" calcext:value-type="float">
            <text:p>2191859</text:p>
          </table:table-cell>
        </table:table-row>
        <table:table-row table:style-name="ro1">
          <table:table-cell office:value-type="string" calcext:value-type="string">
            <text:p>2020-06-30 18:41:45.015884</text:p>
          </table:table-cell>
          <table:table-cell office:value-type="float" office:value="21.151846" calcext:value-type="float">
            <text:p>21.151846</text:p>
          </table:table-cell>
          <table:table-cell table:formula="of:=[.E131]-[.D131]" office:value-type="float" office:value="406770" calcext:value-type="float">
            <text:p>406770</text:p>
          </table:table-cell>
          <table:table-cell office:value-type="float" office:value="1806929" calcext:value-type="float">
            <text:p>1806929</text:p>
          </table:table-cell>
          <table:table-cell office:value-type="float" office:value="2213699" calcext:value-type="float">
            <text:p>2213699</text:p>
          </table:table-cell>
        </table:table-row>
        <table:table-row table:style-name="ro1">
          <table:table-cell office:value-type="string" calcext:value-type="string">
            <text:p>2020-06-30 18:41:45.119399</text:p>
          </table:table-cell>
          <table:table-cell office:value-type="float" office:value="21.255361" calcext:value-type="float">
            <text:p>21.255361</text:p>
          </table:table-cell>
          <table:table-cell table:formula="of:=[.E132]-[.D132]" office:value-type="float" office:value="406770" calcext:value-type="float">
            <text:p>406770</text:p>
          </table:table-cell>
          <table:table-cell office:value-type="float" office:value="1829249" calcext:value-type="float">
            <text:p>1829249</text:p>
          </table:table-cell>
          <table:table-cell office:value-type="float" office:value="2236019" calcext:value-type="float">
            <text:p>2236019</text:p>
          </table:table-cell>
        </table:table-row>
        <table:table-row table:style-name="ro1">
          <table:table-cell office:value-type="string" calcext:value-type="string">
            <text:p>2020-06-30 18:41:45.223029</text:p>
          </table:table-cell>
          <table:table-cell office:value-type="float" office:value="21.358991" calcext:value-type="float">
            <text:p>21.358991</text:p>
          </table:table-cell>
          <table:table-cell table:formula="of:=[.E133]-[.D133]" office:value-type="float" office:value="406770" calcext:value-type="float">
            <text:p>406770</text:p>
          </table:table-cell>
          <table:table-cell office:value-type="float" office:value="1848689" calcext:value-type="float">
            <text:p>1848689</text:p>
          </table:table-cell>
          <table:table-cell office:value-type="float" office:value="2255459" calcext:value-type="float">
            <text:p>2255459</text:p>
          </table:table-cell>
        </table:table-row>
        <table:table-row table:style-name="ro1">
          <table:table-cell office:value-type="string" calcext:value-type="string">
            <text:p>2020-06-30 18:41:45.326355</text:p>
          </table:table-cell>
          <table:table-cell office:value-type="float" office:value="21.462317" calcext:value-type="float">
            <text:p>21.462317</text:p>
          </table:table-cell>
          <table:table-cell table:formula="of:=[.E134]-[.D134]" office:value-type="float" office:value="406770" calcext:value-type="float">
            <text:p>406770</text:p>
          </table:table-cell>
          <table:table-cell office:value-type="float" office:value="1870049" calcext:value-type="float">
            <text:p>1870049</text:p>
          </table:table-cell>
          <table:table-cell office:value-type="float" office:value="2276819" calcext:value-type="float">
            <text:p>2276819</text:p>
          </table:table-cell>
        </table:table-row>
        <table:table-row table:style-name="ro1">
          <table:table-cell office:value-type="string" calcext:value-type="string">
            <text:p>2020-06-30 18:41:45.429406</text:p>
          </table:table-cell>
          <table:table-cell office:value-type="float" office:value="21.565368" calcext:value-type="float">
            <text:p>21.565368</text:p>
          </table:table-cell>
          <table:table-cell table:formula="of:=[.E135]-[.D135]" office:value-type="float" office:value="406770" calcext:value-type="float">
            <text:p>406770</text:p>
          </table:table-cell>
          <table:table-cell office:value-type="float" office:value="1889249" calcext:value-type="float">
            <text:p>1889249</text:p>
          </table:table-cell>
          <table:table-cell office:value-type="float" office:value="2296019" calcext:value-type="float">
            <text:p>2296019</text:p>
          </table:table-cell>
        </table:table-row>
        <table:table-row table:style-name="ro1">
          <table:table-cell office:value-type="string" calcext:value-type="string">
            <text:p>2020-06-30 18:41:45.532662</text:p>
          </table:table-cell>
          <table:table-cell office:value-type="float" office:value="21.668624" calcext:value-type="float">
            <text:p>21.668624</text:p>
          </table:table-cell>
          <table:table-cell table:formula="of:=[.E136]-[.D136]" office:value-type="float" office:value="406770" calcext:value-type="float">
            <text:p>406770</text:p>
          </table:table-cell>
          <table:table-cell office:value-type="float" office:value="1909889" calcext:value-type="float">
            <text:p>1909889</text:p>
          </table:table-cell>
          <table:table-cell office:value-type="float" office:value="2316659" calcext:value-type="float">
            <text:p>2316659</text:p>
          </table:table-cell>
        </table:table-row>
        <table:table-row table:style-name="ro1">
          <table:table-cell office:value-type="string" calcext:value-type="string">
            <text:p>2020-06-30 18:41:45.636549</text:p>
          </table:table-cell>
          <table:table-cell office:value-type="float" office:value="21.772511" calcext:value-type="float">
            <text:p>21.772511</text:p>
          </table:table-cell>
          <table:table-cell table:formula="of:=[.E137]-[.D137]" office:value-type="float" office:value="406770" calcext:value-type="float">
            <text:p>406770</text:p>
          </table:table-cell>
          <table:table-cell office:value-type="float" office:value="1928129" calcext:value-type="float">
            <text:p>1928129</text:p>
          </table:table-cell>
          <table:table-cell office:value-type="float" office:value="2334899" calcext:value-type="float">
            <text:p>2334899</text:p>
          </table:table-cell>
        </table:table-row>
        <table:table-row table:style-name="ro1">
          <table:table-cell office:value-type="string" calcext:value-type="string">
            <text:p>2020-06-30 18:41:45.740005</text:p>
          </table:table-cell>
          <table:table-cell office:value-type="float" office:value="21.875967" calcext:value-type="float">
            <text:p>21.875967</text:p>
          </table:table-cell>
          <table:table-cell table:formula="of:=[.E138]-[.D138]" office:value-type="float" office:value="406770" calcext:value-type="float">
            <text:p>406770</text:p>
          </table:table-cell>
          <table:table-cell office:value-type="float" office:value="1947089" calcext:value-type="float">
            <text:p>1947089</text:p>
          </table:table-cell>
          <table:table-cell office:value-type="float" office:value="2353859" calcext:value-type="float">
            <text:p>2353859</text:p>
          </table:table-cell>
        </table:table-row>
        <table:table-row table:style-name="ro1">
          <table:table-cell office:value-type="string" calcext:value-type="string">
            <text:p>2020-06-30 18:41:45.842928</text:p>
          </table:table-cell>
          <table:table-cell office:value-type="float" office:value="21.97889" calcext:value-type="float">
            <text:p>21.97889</text:p>
          </table:table-cell>
          <table:table-cell table:formula="of:=[.E139]-[.D139]" office:value-type="float" office:value="406770" calcext:value-type="float">
            <text:p>406770</text:p>
          </table:table-cell>
          <table:table-cell office:value-type="float" office:value="1963889" calcext:value-type="float">
            <text:p>1963889</text:p>
          </table:table-cell>
          <table:table-cell office:value-type="float" office:value="2370659" calcext:value-type="float">
            <text:p>2370659</text:p>
          </table:table-cell>
        </table:table-row>
        <table:table-row table:style-name="ro1">
          <table:table-cell office:value-type="string" calcext:value-type="string">
            <text:p>2020-06-30 18:41:45.946050</text:p>
          </table:table-cell>
          <table:table-cell office:value-type="float" office:value="22.082012" calcext:value-type="float">
            <text:p>22.082012</text:p>
          </table:table-cell>
          <table:table-cell table:formula="of:=[.E140]-[.D140]" office:value-type="float" office:value="406770" calcext:value-type="float">
            <text:p>406770</text:p>
          </table:table-cell>
          <table:table-cell office:value-type="float" office:value="1980689" calcext:value-type="float">
            <text:p>1980689</text:p>
          </table:table-cell>
          <table:table-cell office:value-type="float" office:value="2387459" calcext:value-type="float">
            <text:p>2387459</text:p>
          </table:table-cell>
        </table:table-row>
        <table:table-row table:style-name="ro1">
          <table:table-cell office:value-type="string" calcext:value-type="string">
            <text:p>2020-06-30 18:41:46.049338</text:p>
          </table:table-cell>
          <table:table-cell office:value-type="float" office:value="22.1853" calcext:value-type="float">
            <text:p>22.1853</text:p>
          </table:table-cell>
          <table:table-cell table:formula="of:=[.E141]-[.D141]" office:value-type="float" office:value="406770" calcext:value-type="float">
            <text:p>406770</text:p>
          </table:table-cell>
          <table:table-cell office:value-type="float" office:value="1996049" calcext:value-type="float">
            <text:p>1996049</text:p>
          </table:table-cell>
          <table:table-cell office:value-type="float" office:value="2402819" calcext:value-type="float">
            <text:p>2402819</text:p>
          </table:table-cell>
        </table:table-row>
        <table:table-row table:style-name="ro1">
          <table:table-cell office:value-type="string" calcext:value-type="string">
            <text:p>2020-06-30 18:41:46.152980</text:p>
          </table:table-cell>
          <table:table-cell office:value-type="float" office:value="22.288942" calcext:value-type="float">
            <text:p>22.288942</text:p>
          </table:table-cell>
          <table:table-cell table:formula="of:=[.E142]-[.D142]" office:value-type="float" office:value="406770" calcext:value-type="float">
            <text:p>406770</text:p>
          </table:table-cell>
          <table:table-cell office:value-type="float" office:value="2774878" calcext:value-type="float">
            <text:p>2774878</text:p>
          </table:table-cell>
          <table:table-cell office:value-type="float" office:value="3181648" calcext:value-type="float">
            <text:p>3181648</text:p>
          </table:table-cell>
        </table:table-row>
        <table:table-row table:style-name="ro1">
          <table:table-cell office:value-type="string" calcext:value-type="string">
            <text:p>2020-06-30 18:41:46.256360</text:p>
          </table:table-cell>
          <table:table-cell office:value-type="float" office:value="22.392322" calcext:value-type="float">
            <text:p>22.392322</text:p>
          </table:table-cell>
          <table:table-cell table:formula="of:=[.E143]-[.D143]" office:value-type="float" office:value="406770" calcext:value-type="float">
            <text:p>406770</text:p>
          </table:table-cell>
          <table:table-cell office:value-type="float" office:value="2027489" calcext:value-type="float">
            <text:p>2027489</text:p>
          </table:table-cell>
          <table:table-cell office:value-type="float" office:value="2434259" calcext:value-type="float">
            <text:p>2434259</text:p>
          </table:table-cell>
        </table:table-row>
        <table:table-row table:style-name="ro1">
          <table:table-cell office:value-type="string" calcext:value-type="string">
            <text:p>2020-06-30 18:41:46.359300</text:p>
          </table:table-cell>
          <table:table-cell office:value-type="float" office:value="22.495262" calcext:value-type="float">
            <text:p>22.495262</text:p>
          </table:table-cell>
          <table:table-cell table:formula="of:=[.E144]-[.D144]" office:value-type="float" office:value="406770" calcext:value-type="float">
            <text:p>406770</text:p>
          </table:table-cell>
          <table:table-cell office:value-type="float" office:value="2043569" calcext:value-type="float">
            <text:p>2043569</text:p>
          </table:table-cell>
          <table:table-cell office:value-type="float" office:value="2450339" calcext:value-type="float">
            <text:p>2450339</text:p>
          </table:table-cell>
        </table:table-row>
        <table:table-row table:style-name="ro1">
          <table:table-cell office:value-type="string" calcext:value-type="string">
            <text:p>2020-06-30 18:41:46.463061</text:p>
          </table:table-cell>
          <table:table-cell office:value-type="float" office:value="22.599023" calcext:value-type="float">
            <text:p>22.599023</text:p>
          </table:table-cell>
          <table:table-cell table:formula="of:=[.E145]-[.D145]" office:value-type="float" office:value="406770" calcext:value-type="float">
            <text:p>406770</text:p>
          </table:table-cell>
          <table:table-cell office:value-type="float" office:value="844023" calcext:value-type="float">
            <text:p>844023</text:p>
          </table:table-cell>
          <table:table-cell office:value-type="float" office:value="1250793" calcext:value-type="float">
            <text:p>1250793</text:p>
          </table:table-cell>
        </table:table-row>
        <table:table-row table:style-name="ro1">
          <table:table-cell office:value-type="string" calcext:value-type="string">
            <text:p>2020-06-30 18:41:46.566559</text:p>
          </table:table-cell>
          <table:table-cell office:value-type="float" office:value="22.702521" calcext:value-type="float">
            <text:p>22.702521</text:p>
          </table:table-cell>
          <table:table-cell table:formula="of:=[.E146]-[.D146]" office:value-type="float" office:value="406770" calcext:value-type="float">
            <text:p>406770</text:p>
          </table:table-cell>
          <table:table-cell office:value-type="float" office:value="970023" calcext:value-type="float">
            <text:p>970023</text:p>
          </table:table-cell>
          <table:table-cell office:value-type="float" office:value="1376793" calcext:value-type="float">
            <text:p>1376793</text:p>
          </table:table-cell>
        </table:table-row>
        <table:table-row table:style-name="ro1">
          <table:table-cell office:value-type="string" calcext:value-type="string">
            <text:p>2020-06-30 18:41:46.669847</text:p>
          </table:table-cell>
          <table:table-cell office:value-type="float" office:value="22.805809" calcext:value-type="float">
            <text:p>22.805809</text:p>
          </table:table-cell>
          <table:table-cell table:formula="of:=[.E147]-[.D147]" office:value-type="float" office:value="406770" calcext:value-type="float">
            <text:p>406770</text:p>
          </table:table-cell>
          <table:table-cell office:value-type="float" office:value="1036023" calcext:value-type="float">
            <text:p>1036023</text:p>
          </table:table-cell>
          <table:table-cell office:value-type="float" office:value="1442793" calcext:value-type="float">
            <text:p>1442793</text:p>
          </table:table-cell>
        </table:table-row>
        <table:table-row table:style-name="ro1">
          <table:table-cell office:value-type="string" calcext:value-type="string">
            <text:p>2020-06-30 18:41:46.772843</text:p>
          </table:table-cell>
          <table:table-cell office:value-type="float" office:value="22.908805" calcext:value-type="float">
            <text:p>22.908805</text:p>
          </table:table-cell>
          <table:table-cell table:formula="of:=[.E148]-[.D148]" office:value-type="float" office:value="406770" calcext:value-type="float">
            <text:p>406770</text:p>
          </table:table-cell>
          <table:table-cell office:value-type="float" office:value="1085463" calcext:value-type="float">
            <text:p>1085463</text:p>
          </table:table-cell>
          <table:table-cell office:value-type="float" office:value="1492233" calcext:value-type="float">
            <text:p>1492233</text:p>
          </table:table-cell>
        </table:table-row>
        <table:table-row table:style-name="ro1">
          <table:table-cell office:value-type="string" calcext:value-type="string">
            <text:p>2020-06-30 18:41:46.875911</text:p>
          </table:table-cell>
          <table:table-cell office:value-type="float" office:value="23.011873" calcext:value-type="float">
            <text:p>23.011873</text:p>
          </table:table-cell>
          <table:table-cell table:formula="of:=[.E149]-[.D149]" office:value-type="float" office:value="406770" calcext:value-type="float">
            <text:p>406770</text:p>
          </table:table-cell>
          <table:table-cell office:value-type="float" office:value="1128663" calcext:value-type="float">
            <text:p>1128663</text:p>
          </table:table-cell>
          <table:table-cell office:value-type="float" office:value="1535433" calcext:value-type="float">
            <text:p>1535433</text:p>
          </table:table-cell>
        </table:table-row>
        <table:table-row table:style-name="ro1">
          <table:table-cell office:value-type="string" calcext:value-type="string">
            <text:p>2020-06-30 18:41:46.979035</text:p>
          </table:table-cell>
          <table:table-cell office:value-type="float" office:value="23.114997" calcext:value-type="float">
            <text:p>23.114997</text:p>
          </table:table-cell>
          <table:table-cell table:formula="of:=[.E150]-[.D150]" office:value-type="float" office:value="406770" calcext:value-type="float">
            <text:p>406770</text:p>
          </table:table-cell>
          <table:table-cell office:value-type="float" office:value="1164423" calcext:value-type="float">
            <text:p>1164423</text:p>
          </table:table-cell>
          <table:table-cell office:value-type="float" office:value="1571193" calcext:value-type="float">
            <text:p>1571193</text:p>
          </table:table-cell>
        </table:table-row>
        <table:table-row table:style-name="ro1">
          <table:table-cell office:value-type="string" calcext:value-type="string">
            <text:p>2020-06-30 18:41:47.082614</text:p>
          </table:table-cell>
          <table:table-cell office:value-type="float" office:value="23.218576" calcext:value-type="float">
            <text:p>23.218576</text:p>
          </table:table-cell>
          <table:table-cell table:formula="of:=[.E151]-[.D151]" office:value-type="float" office:value="406770" calcext:value-type="float">
            <text:p>406770</text:p>
          </table:table-cell>
          <table:table-cell office:value-type="float" office:value="1199223" calcext:value-type="float">
            <text:p>1199223</text:p>
          </table:table-cell>
          <table:table-cell office:value-type="float" office:value="1605993" calcext:value-type="float">
            <text:p>1605993</text:p>
          </table:table-cell>
        </table:table-row>
        <table:table-row table:style-name="ro1">
          <table:table-cell office:value-type="string" calcext:value-type="string">
            <text:p>2020-06-30 18:41:47.186328</text:p>
          </table:table-cell>
          <table:table-cell office:value-type="float" office:value="23.32229" calcext:value-type="float">
            <text:p>23.32229</text:p>
          </table:table-cell>
          <table:table-cell table:formula="of:=[.E152]-[.D152]" office:value-type="float" office:value="406770" calcext:value-type="float">
            <text:p>406770</text:p>
          </table:table-cell>
          <table:table-cell office:value-type="float" office:value="1228503" calcext:value-type="float">
            <text:p>1228503</text:p>
          </table:table-cell>
          <table:table-cell office:value-type="float" office:value="1635273" calcext:value-type="float">
            <text:p>1635273</text:p>
          </table:table-cell>
        </table:table-row>
        <table:table-row table:style-name="ro1">
          <table:table-cell office:value-type="string" calcext:value-type="string">
            <text:p>2020-06-30 18:41:47.289490</text:p>
          </table:table-cell>
          <table:table-cell office:value-type="float" office:value="23.425452" calcext:value-type="float">
            <text:p>23.425452</text:p>
          </table:table-cell>
          <table:table-cell table:formula="of:=[.E153]-[.D153]" office:value-type="float" office:value="406770" calcext:value-type="float">
            <text:p>406770</text:p>
          </table:table-cell>
          <table:table-cell office:value-type="float" office:value="1257303" calcext:value-type="float">
            <text:p>1257303</text:p>
          </table:table-cell>
          <table:table-cell office:value-type="float" office:value="1664073" calcext:value-type="float">
            <text:p>1664073</text:p>
          </table:table-cell>
        </table:table-row>
        <table:table-row table:style-name="ro1">
          <table:table-cell office:value-type="string" calcext:value-type="string">
            <text:p>2020-06-30 18:41:47.392667</text:p>
          </table:table-cell>
          <table:table-cell office:value-type="float" office:value="23.528629" calcext:value-type="float">
            <text:p>23.528629</text:p>
          </table:table-cell>
          <table:table-cell table:formula="of:=[.E154]-[.D154]" office:value-type="float" office:value="406770" calcext:value-type="float">
            <text:p>406770</text:p>
          </table:table-cell>
          <table:table-cell office:value-type="float" office:value="1284423" calcext:value-type="float">
            <text:p>1284423</text:p>
          </table:table-cell>
          <table:table-cell office:value-type="float" office:value="1691193" calcext:value-type="float">
            <text:p>1691193</text:p>
          </table:table-cell>
        </table:table-row>
        <table:table-row table:style-name="ro1">
          <table:table-cell office:value-type="string" calcext:value-type="string">
            <text:p>2020-06-30 18:41:47.495647</text:p>
          </table:table-cell>
          <table:table-cell office:value-type="float" office:value="23.631609" calcext:value-type="float">
            <text:p>23.631609</text:p>
          </table:table-cell>
          <table:table-cell table:formula="of:=[.E155]-[.D155]" office:value-type="float" office:value="406770" calcext:value-type="float">
            <text:p>406770</text:p>
          </table:table-cell>
          <table:table-cell office:value-type="float" office:value="1310583" calcext:value-type="float">
            <text:p>1310583</text:p>
          </table:table-cell>
          <table:table-cell office:value-type="float" office:value="1717353" calcext:value-type="float">
            <text:p>1717353</text:p>
          </table:table-cell>
        </table:table-row>
        <table:table-row table:style-name="ro1">
          <table:table-cell office:value-type="string" calcext:value-type="string">
            <text:p>2020-06-30 18:41:47.599950</text:p>
          </table:table-cell>
          <table:table-cell office:value-type="float" office:value="23.735912" calcext:value-type="float">
            <text:p>23.735912</text:p>
          </table:table-cell>
          <table:table-cell table:formula="of:=[.E156]-[.D156]" office:value-type="float" office:value="406770" calcext:value-type="float">
            <text:p>406770</text:p>
          </table:table-cell>
          <table:table-cell office:value-type="float" office:value="1333623" calcext:value-type="float">
            <text:p>1333623</text:p>
          </table:table-cell>
          <table:table-cell office:value-type="float" office:value="1740393" calcext:value-type="float">
            <text:p>1740393</text:p>
          </table:table-cell>
        </table:table-row>
        <table:table-row table:style-name="ro1">
          <table:table-cell office:value-type="string" calcext:value-type="string">
            <text:p>2020-06-30 18:41:47.703168</text:p>
          </table:table-cell>
          <table:table-cell office:value-type="float" office:value="23.83913" calcext:value-type="float">
            <text:p>23.83913</text:p>
          </table:table-cell>
          <table:table-cell table:formula="of:=[.E157]-[.D157]" office:value-type="float" office:value="406770" calcext:value-type="float">
            <text:p>406770</text:p>
          </table:table-cell>
          <table:table-cell office:value-type="float" office:value="1357143" calcext:value-type="float">
            <text:p>1357143</text:p>
          </table:table-cell>
          <table:table-cell office:value-type="float" office:value="1763913" calcext:value-type="float">
            <text:p>1763913</text:p>
          </table:table-cell>
        </table:table-row>
        <table:table-row table:style-name="ro1">
          <table:table-cell office:value-type="string" calcext:value-type="string">
            <text:p>2020-06-30 18:41:47.806557</text:p>
          </table:table-cell>
          <table:table-cell office:value-type="float" office:value="23.942519" calcext:value-type="float">
            <text:p>23.942519</text:p>
          </table:table-cell>
          <table:table-cell table:formula="of:=[.E158]-[.D158]" office:value-type="float" office:value="406770" calcext:value-type="float">
            <text:p>406770</text:p>
          </table:table-cell>
          <table:table-cell office:value-type="float" office:value="1378503" calcext:value-type="float">
            <text:p>1378503</text:p>
          </table:table-cell>
          <table:table-cell office:value-type="float" office:value="1785273" calcext:value-type="float">
            <text:p>1785273</text:p>
          </table:table-cell>
        </table:table-row>
        <table:table-row table:style-name="ro1">
          <table:table-cell office:value-type="string" calcext:value-type="string">
            <text:p>2020-06-30 18:41:47.909577</text:p>
          </table:table-cell>
          <table:table-cell office:value-type="float" office:value="24.045539" calcext:value-type="float">
            <text:p>24.045539</text:p>
          </table:table-cell>
          <table:table-cell table:formula="of:=[.E159]-[.D159]" office:value-type="float" office:value="406770" calcext:value-type="float">
            <text:p>406770</text:p>
          </table:table-cell>
          <table:table-cell office:value-type="float" office:value="1399143" calcext:value-type="float">
            <text:p>1399143</text:p>
          </table:table-cell>
          <table:table-cell office:value-type="float" office:value="1805913" calcext:value-type="float">
            <text:p>1805913</text:p>
          </table:table-cell>
        </table:table-row>
        <table:table-row table:style-name="ro1">
          <table:table-cell office:value-type="string" calcext:value-type="string">
            <text:p>2020-06-30 18:41:48.012687</text:p>
          </table:table-cell>
          <table:table-cell office:value-type="float" office:value="24.148649" calcext:value-type="float">
            <text:p>24.148649</text:p>
          </table:table-cell>
          <table:table-cell table:formula="of:=[.E160]-[.D160]" office:value-type="float" office:value="406770" calcext:value-type="float">
            <text:p>406770</text:p>
          </table:table-cell>
          <table:table-cell office:value-type="float" office:value="1418583" calcext:value-type="float">
            <text:p>1418583</text:p>
          </table:table-cell>
          <table:table-cell office:value-type="float" office:value="1825353" calcext:value-type="float">
            <text:p>1825353</text:p>
          </table:table-cell>
        </table:table-row>
        <table:table-row table:style-name="ro1">
          <table:table-cell office:value-type="string" calcext:value-type="string">
            <text:p>2020-06-30 18:41:48.116145</text:p>
          </table:table-cell>
          <table:table-cell office:value-type="float" office:value="24.252107" calcext:value-type="float">
            <text:p>24.252107</text:p>
          </table:table-cell>
          <table:table-cell table:formula="of:=[.E161]-[.D161]" office:value-type="float" office:value="406770" calcext:value-type="float">
            <text:p>406770</text:p>
          </table:table-cell>
          <table:table-cell office:value-type="float" office:value="1439463" calcext:value-type="float">
            <text:p>1439463</text:p>
          </table:table-cell>
          <table:table-cell office:value-type="float" office:value="1846233" calcext:value-type="float">
            <text:p>1846233</text:p>
          </table:table-cell>
        </table:table-row>
        <table:table-row table:style-name="ro1">
          <table:table-cell office:value-type="string" calcext:value-type="string">
            <text:p>2020-06-30 18:41:48.219374</text:p>
          </table:table-cell>
          <table:table-cell office:value-type="float" office:value="24.355336" calcext:value-type="float">
            <text:p>24.355336</text:p>
          </table:table-cell>
          <table:table-cell table:formula="of:=[.E162]-[.D162]" office:value-type="float" office:value="406770" calcext:value-type="float">
            <text:p>406770</text:p>
          </table:table-cell>
          <table:table-cell office:value-type="float" office:value="1457703" calcext:value-type="float">
            <text:p>1457703</text:p>
          </table:table-cell>
          <table:table-cell office:value-type="float" office:value="1864473" calcext:value-type="float">
            <text:p>1864473</text:p>
          </table:table-cell>
        </table:table-row>
        <table:table-row table:style-name="ro1">
          <table:table-cell office:value-type="string" calcext:value-type="string">
            <text:p>2020-06-30 18:41:48.322595</text:p>
          </table:table-cell>
          <table:table-cell office:value-type="float" office:value="24.458557" calcext:value-type="float">
            <text:p>24.458557</text:p>
          </table:table-cell>
          <table:table-cell table:formula="of:=[.E163]-[.D163]" office:value-type="float" office:value="406770" calcext:value-type="float">
            <text:p>406770</text:p>
          </table:table-cell>
          <table:table-cell office:value-type="float" office:value="1476183" calcext:value-type="float">
            <text:p>1476183</text:p>
          </table:table-cell>
          <table:table-cell office:value-type="float" office:value="1882953" calcext:value-type="float">
            <text:p>1882953</text:p>
          </table:table-cell>
        </table:table-row>
        <table:table-row table:style-name="ro1">
          <table:table-cell office:value-type="string" calcext:value-type="string">
            <text:p>2020-06-30 18:41:48.425689</text:p>
          </table:table-cell>
          <table:table-cell office:value-type="float" office:value="24.561651" calcext:value-type="float">
            <text:p>24.561651</text:p>
          </table:table-cell>
          <table:table-cell table:formula="of:=[.E164]-[.D164]" office:value-type="float" office:value="406770" calcext:value-type="float">
            <text:p>406770</text:p>
          </table:table-cell>
          <table:table-cell office:value-type="float" office:value="1493223" calcext:value-type="float">
            <text:p>1493223</text:p>
          </table:table-cell>
          <table:table-cell office:value-type="float" office:value="1899993" calcext:value-type="float">
            <text:p>1899993</text:p>
          </table:table-cell>
        </table:table-row>
        <table:table-row table:style-name="ro1">
          <table:table-cell office:value-type="string" calcext:value-type="string">
            <text:p>2020-06-30 18:41:48.528870</text:p>
          </table:table-cell>
          <table:table-cell office:value-type="float" office:value="24.664832" calcext:value-type="float">
            <text:p>24.664832</text:p>
          </table:table-cell>
          <table:table-cell table:formula="of:=[.E165]-[.D165]" office:value-type="float" office:value="406770" calcext:value-type="float">
            <text:p>406770</text:p>
          </table:table-cell>
          <table:table-cell office:value-type="float" office:value="1511223" calcext:value-type="float">
            <text:p>1511223</text:p>
          </table:table-cell>
          <table:table-cell office:value-type="float" office:value="1917993" calcext:value-type="float">
            <text:p>1917993</text:p>
          </table:table-cell>
        </table:table-row>
        <table:table-row table:style-name="ro1">
          <table:table-cell office:value-type="string" calcext:value-type="string">
            <text:p>2020-06-30 18:41:48.632371</text:p>
          </table:table-cell>
          <table:table-cell office:value-type="float" office:value="24.768333" calcext:value-type="float">
            <text:p>24.768333</text:p>
          </table:table-cell>
          <table:table-cell table:formula="of:=[.E166]-[.D166]" office:value-type="float" office:value="406770" calcext:value-type="float">
            <text:p>406770</text:p>
          </table:table-cell>
          <table:table-cell office:value-type="float" office:value="2255492" calcext:value-type="float">
            <text:p>2255492</text:p>
          </table:table-cell>
          <table:table-cell office:value-type="float" office:value="2662262" calcext:value-type="float">
            <text:p>2662262</text:p>
          </table:table-cell>
        </table:table-row>
        <table:table-row table:style-name="ro1">
          <table:table-cell office:value-type="string" calcext:value-type="string">
            <text:p>2020-06-30 18:41:48.735889</text:p>
          </table:table-cell>
          <table:table-cell office:value-type="float" office:value="24.871851" calcext:value-type="float">
            <text:p>24.871851</text:p>
          </table:table-cell>
          <table:table-cell table:formula="of:=[.E167]-[.D167]" office:value-type="float" office:value="406770" calcext:value-type="float">
            <text:p>406770</text:p>
          </table:table-cell>
          <table:table-cell office:value-type="float" office:value="1542903" calcext:value-type="float">
            <text:p>1542903</text:p>
          </table:table-cell>
          <table:table-cell office:value-type="float" office:value="1949673" calcext:value-type="float">
            <text:p>1949673</text:p>
          </table:table-cell>
        </table:table-row>
        <table:table-row table:style-name="ro1">
          <table:table-cell office:value-type="string" calcext:value-type="string">
            <text:p>2020-06-30 18:41:48.839518</text:p>
          </table:table-cell>
          <table:table-cell office:value-type="float" office:value="24.97548" calcext:value-type="float">
            <text:p>24.97548</text:p>
          </table:table-cell>
          <table:table-cell table:formula="of:=[.E168]-[.D168]" office:value-type="float" office:value="406770" calcext:value-type="float">
            <text:p>406770</text:p>
          </table:table-cell>
          <table:table-cell office:value-type="float" office:value="1558023" calcext:value-type="float">
            <text:p>1558023</text:p>
          </table:table-cell>
          <table:table-cell office:value-type="float" office:value="1964793" calcext:value-type="float">
            <text:p>1964793</text:p>
          </table:table-cell>
        </table:table-row>
        <table:table-row table:style-name="ro1">
          <table:table-cell office:value-type="string" calcext:value-type="string">
            <text:p>2020-06-30 18:41:48.942728</text:p>
          </table:table-cell>
          <table:table-cell office:value-type="float" office:value="25.07869" calcext:value-type="float">
            <text:p>25.07869</text:p>
          </table:table-cell>
          <table:table-cell table:formula="of:=[.E169]-[.D169]" office:value-type="float" office:value="406770" calcext:value-type="float">
            <text:p>406770</text:p>
          </table:table-cell>
          <table:table-cell office:value-type="float" office:value="1574583" calcext:value-type="float">
            <text:p>1574583</text:p>
          </table:table-cell>
          <table:table-cell office:value-type="float" office:value="1981353" calcext:value-type="float">
            <text:p>1981353</text:p>
          </table:table-cell>
        </table:table-row>
        <table:table-row table:style-name="ro1">
          <table:table-cell office:value-type="string" calcext:value-type="string">
            <text:p>2020-06-30 18:41:49.046044</text:p>
          </table:table-cell>
          <table:table-cell office:value-type="float" office:value="25.182006" calcext:value-type="float">
            <text:p>25.182006</text:p>
          </table:table-cell>
          <table:table-cell table:formula="of:=[.E170]-[.D170]" office:value-type="float" office:value="406770" calcext:value-type="float">
            <text:p>406770</text:p>
          </table:table-cell>
          <table:table-cell office:value-type="float" office:value="1589703" calcext:value-type="float">
            <text:p>1589703</text:p>
          </table:table-cell>
          <table:table-cell office:value-type="float" office:value="1996473" calcext:value-type="float">
            <text:p>1996473</text:p>
          </table:table-cell>
        </table:table-row>
        <table:table-row table:style-name="ro1">
          <table:table-cell office:value-type="string" calcext:value-type="string">
            <text:p>2020-06-30 18:41:49.149437</text:p>
          </table:table-cell>
          <table:table-cell office:value-type="float" office:value="25.285399" calcext:value-type="float">
            <text:p>25.285399</text:p>
          </table:table-cell>
          <table:table-cell table:formula="of:=[.E171]-[.D171]" office:value-type="float" office:value="216938" calcext:value-type="float">
            <text:p>216938</text:p>
          </table:table-cell>
          <table:table-cell office:value-type="float" office:value="0" calcext:value-type="float">
            <text:p>0</text:p>
          </table:table-cell>
          <table:table-cell office:value-type="float" office:value="216938" calcext:value-type="float">
            <text:p>2169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30T18:14:35.036907603</dc:date>
    <meta:editing-duration>PT1M3S</meta:editing-duration>
    <meta:editing-cycles>1</meta:editing-cycles>
    <meta:document-statistic meta:table-count="1" meta:cell-count="855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841cm" svg:height="21.144cm" xlink:href=".." xlink:type="simple" chart:class="chart:area" chart:style-name="ch1">
        <chart:legend chart:legend-position="end" svg:x="34.239cm" svg:y="10.024cm" style:legend-expansion="high" chart:style-name="ch2"/>
        <chart:plot-area chart:style-name="ch3" table:cell-range-address="memory.B1:memory.D171" chart:data-source-has-labels="both" svg:x="0.716cm" svg:y="0.422cm" svg:width="32.807cm" svg:height="20.3cm">
          <chartooo:coordinate-region svg:x="2.263cm" svg:y="0.422cm" svg:width="31.26cm" svg:height="18.448cm"/>
          <chart:axis chart:dimension="x" chart:name="primary-x" chart:style-name="ch4" chartooo:axis-type="auto">
            <chartooo:date-scale/>
            <chart:categories table:cell-range-address="memory.B2:memory.B17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mory.C2:memory.C171" chart:label-cell-address="memory.C1:memory.C1" chart:class="chart:area">
            <chart:data-point chart:repeated="170"/>
          </chart:series>
          <chart:series chart:style-name="ch7" chart:values-cell-range-address="memory.D2:memory.D171" chart:label-cell-address="memory.D1:memory.D1" chart:class="chart:area">
            <chart:data-point chart:repeated="1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her</text:p>
                <draw:g>
                  <svg:desc>memory.C1:memory.C1</svg:desc>
                </draw:g>
              </table:table-cell>
              <table:table-cell office:value-type="string">
                <text:p>geom</text:p>
                <draw:g>
                  <svg:desc>memory.D1:memory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emory.B2:memory.B171</svg:desc>
                </draw:g>
              </table:table-cell>
              <table:table-cell office:value-type="float" office:value="235378">
                <text:p>235378</text:p>
                <draw:g>
                  <svg:desc>memory.C2:memory.C171</svg:desc>
                </draw:g>
              </table:table-cell>
              <table:table-cell office:value-type="float" office:value="0">
                <text:p>0</text:p>
                <draw:g>
                  <svg:desc>memory.D2:memory.D171</svg:desc>
                </draw:g>
              </table:table-cell>
            </table:table-row>
            <table:table-row>
              <table:table-cell office:value-type="float" office:value="7.618098">
                <text:p>7.618098</text:p>
              </table:table-cell>
              <table:table-cell office:value-type="float" office:value="263058">
                <text:p>26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21209">
                <text:p>7.721209</text:p>
              </table:table-cell>
              <table:table-cell office:value-type="float" office:value="263058">
                <text:p>26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25404">
                <text:p>7.825404</text:p>
              </table:table-cell>
              <table:table-cell office:value-type="float" office:value="263058">
                <text:p>26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31997">
                <text:p>7.931997</text:p>
              </table:table-cell>
              <table:table-cell office:value-type="float" office:value="263058">
                <text:p>26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038565">
                <text:p>8.038565</text:p>
              </table:table-cell>
              <table:table-cell office:value-type="float" office:value="263058">
                <text:p>26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44176">
                <text:p>8.144176</text:p>
              </table:table-cell>
              <table:table-cell office:value-type="float" office:value="263058">
                <text:p>26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248485">
                <text:p>8.248485</text:p>
              </table:table-cell>
              <table:table-cell office:value-type="float" office:value="263058">
                <text:p>26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355872">
                <text:p>8.355872</text:p>
              </table:table-cell>
              <table:table-cell office:value-type="float" office:value="263058">
                <text:p>26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461245">
                <text:p>8.461245</text:p>
              </table:table-cell>
              <table:table-cell office:value-type="float" office:value="263058">
                <text:p>26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569317">
                <text:p>8.569317</text:p>
              </table:table-cell>
              <table:table-cell office:value-type="float" office:value="263058">
                <text:p>26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674623">
                <text:p>8.674623</text:p>
              </table:table-cell>
              <table:table-cell office:value-type="float" office:value="263058">
                <text:p>26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779311">
                <text:p>8.779311</text:p>
              </table:table-cell>
              <table:table-cell office:value-type="float" office:value="263058">
                <text:p>26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883713">
                <text:p>8.883713</text:p>
              </table:table-cell>
              <table:table-cell office:value-type="float" office:value="263058">
                <text:p>26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988755">
                <text:p>8.988755</text:p>
              </table:table-cell>
              <table:table-cell office:value-type="float" office:value="263058">
                <text:p>26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093872">
                <text:p>9.093872</text:p>
              </table:table-cell>
              <table:table-cell office:value-type="float" office:value="263058">
                <text:p>26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201176">
                <text:p>9.201176</text:p>
              </table:table-cell>
              <table:table-cell office:value-type="float" office:value="263058">
                <text:p>26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306366">
                <text:p>9.306366</text:p>
              </table:table-cell>
              <table:table-cell office:value-type="float" office:value="263058">
                <text:p>26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411833">
                <text:p>9.411833</text:p>
              </table:table-cell>
              <table:table-cell office:value-type="float" office:value="263058">
                <text:p>26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517339">
                <text:p>9.517339</text:p>
              </table:table-cell>
              <table:table-cell office:value-type="float" office:value="263058">
                <text:p>26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623893">
                <text:p>9.623893</text:p>
              </table:table-cell>
              <table:table-cell office:value-type="float" office:value="263106">
                <text:p>26310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9.730767">
                <text:p>9.730767</text:p>
              </table:table-cell>
              <table:table-cell office:value-type="float" office:value="263106">
                <text:p>26310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9.837111">
                <text:p>9.837111</text:p>
              </table:table-cell>
              <table:table-cell office:value-type="float" office:value="263106">
                <text:p>26310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9.942869">
                <text:p>9.942869</text:p>
              </table:table-cell>
              <table:table-cell office:value-type="float" office:value="263106">
                <text:p>26310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0.049478">
                <text:p>10.049478</text:p>
              </table:table-cell>
              <table:table-cell office:value-type="float" office:value="263106">
                <text:p>26310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0.154636">
                <text:p>10.154636</text:p>
              </table:table-cell>
              <table:table-cell office:value-type="float" office:value="263106">
                <text:p>26310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0.259766">
                <text:p>10.259766</text:p>
              </table:table-cell>
              <table:table-cell office:value-type="float" office:value="263106">
                <text:p>26310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0.364624">
                <text:p>10.364624</text:p>
              </table:table-cell>
              <table:table-cell office:value-type="float" office:value="263106">
                <text:p>26310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0.469872">
                <text:p>10.469872</text:p>
              </table:table-cell>
              <table:table-cell office:value-type="float" office:value="263106">
                <text:p>26310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0.576161">
                <text:p>10.576161</text:p>
              </table:table-cell>
              <table:table-cell office:value-type="float" office:value="263106">
                <text:p>26310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0.68209">
                <text:p>10.68209</text:p>
              </table:table-cell>
              <table:table-cell office:value-type="float" office:value="263106">
                <text:p>26310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0.788857">
                <text:p>10.788857</text:p>
              </table:table-cell>
              <table:table-cell office:value-type="float" office:value="263106">
                <text:p>26310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0.895004">
                <text:p>10.895004</text:p>
              </table:table-cell>
              <table:table-cell office:value-type="float" office:value="263106">
                <text:p>26310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1.005734">
                <text:p>11.005734</text:p>
              </table:table-cell>
              <table:table-cell office:value-type="float" office:value="263106">
                <text:p>26310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1.110434">
                <text:p>11.110434</text:p>
              </table:table-cell>
              <table:table-cell office:value-type="float" office:value="263106">
                <text:p>26310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1.217321">
                <text:p>11.217321</text:p>
              </table:table-cell>
              <table:table-cell office:value-type="float" office:value="263106">
                <text:p>26310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1.32116">
                <text:p>11.32116</text:p>
              </table:table-cell>
              <table:table-cell office:value-type="float" office:value="263106">
                <text:p>26310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1.425141">
                <text:p>11.425141</text:p>
              </table:table-cell>
              <table:table-cell office:value-type="float" office:value="263106">
                <text:p>26310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1.52972">
                <text:p>11.52972</text:p>
              </table:table-cell>
              <table:table-cell office:value-type="float" office:value="263106">
                <text:p>26310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1.634427">
                <text:p>11.634427</text:p>
              </table:table-cell>
              <table:table-cell office:value-type="float" office:value="263106">
                <text:p>2631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1.740823">
                <text:p>11.740823</text:p>
              </table:table-cell>
              <table:table-cell office:value-type="float" office:value="263106">
                <text:p>2631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1.847724">
                <text:p>11.847724</text:p>
              </table:table-cell>
              <table:table-cell office:value-type="float" office:value="263106">
                <text:p>2631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1.953954">
                <text:p>11.953954</text:p>
              </table:table-cell>
              <table:table-cell office:value-type="float" office:value="263106">
                <text:p>2631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2.057651">
                <text:p>12.057651</text:p>
              </table:table-cell>
              <table:table-cell office:value-type="float" office:value="263106">
                <text:p>2631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2.162131">
                <text:p>12.162131</text:p>
              </table:table-cell>
              <table:table-cell office:value-type="float" office:value="263106">
                <text:p>2631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2.26671">
                <text:p>12.26671</text:p>
              </table:table-cell>
              <table:table-cell office:value-type="float" office:value="263106">
                <text:p>2631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2.373672">
                <text:p>12.373672</text:p>
              </table:table-cell>
              <table:table-cell office:value-type="float" office:value="263106">
                <text:p>2631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2.480574">
                <text:p>12.480574</text:p>
              </table:table-cell>
              <table:table-cell office:value-type="float" office:value="263106">
                <text:p>2631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2.586747">
                <text:p>12.586747</text:p>
              </table:table-cell>
              <table:table-cell office:value-type="float" office:value="263106">
                <text:p>2631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2.693226">
                <text:p>12.693226</text:p>
              </table:table-cell>
              <table:table-cell office:value-type="float" office:value="263106">
                <text:p>2631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2.799868">
                <text:p>12.799868</text:p>
              </table:table-cell>
              <table:table-cell office:value-type="float" office:value="263106">
                <text:p>2631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2.906134">
                <text:p>12.906134</text:p>
              </table:table-cell>
              <table:table-cell office:value-type="float" office:value="263106">
                <text:p>2631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3.01359">
                <text:p>13.01359</text:p>
              </table:table-cell>
              <table:table-cell office:value-type="float" office:value="263106">
                <text:p>2631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3.118645">
                <text:p>13.118645</text:p>
              </table:table-cell>
              <table:table-cell office:value-type="float" office:value="263106">
                <text:p>2631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3.223367">
                <text:p>13.223367</text:p>
              </table:table-cell>
              <table:table-cell office:value-type="float" office:value="263106">
                <text:p>2631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3.328403">
                <text:p>13.328403</text:p>
              </table:table-cell>
              <table:table-cell office:value-type="float" office:value="263106">
                <text:p>2631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3.433309">
                <text:p>13.433309</text:p>
              </table:table-cell>
              <table:table-cell office:value-type="float" office:value="263106">
                <text:p>2631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3.537955">
                <text:p>13.537955</text:p>
              </table:table-cell>
              <table:table-cell office:value-type="float" office:value="263106">
                <text:p>2631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3.643906">
                <text:p>13.643906</text:p>
              </table:table-cell>
              <table:table-cell office:value-type="float" office:value="263106">
                <text:p>26310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3.749782">
                <text:p>13.749782</text:p>
              </table:table-cell>
              <table:table-cell office:value-type="float" office:value="263106">
                <text:p>26310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3.855264">
                <text:p>13.855264</text:p>
              </table:table-cell>
              <table:table-cell office:value-type="float" office:value="263106">
                <text:p>26310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3.963518">
                <text:p>13.963518</text:p>
              </table:table-cell>
              <table:table-cell office:value-type="float" office:value="263106">
                <text:p>26310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4.071149">
                <text:p>14.071149</text:p>
              </table:table-cell>
              <table:table-cell office:value-type="float" office:value="263106">
                <text:p>26310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4.177786">
                <text:p>14.177786</text:p>
              </table:table-cell>
              <table:table-cell office:value-type="float" office:value="263106">
                <text:p>26310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4.285971">
                <text:p>14.285971</text:p>
              </table:table-cell>
              <table:table-cell office:value-type="float" office:value="263106">
                <text:p>26310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4.394784">
                <text:p>14.394784</text:p>
              </table:table-cell>
              <table:table-cell office:value-type="float" office:value="263106">
                <text:p>26310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4.502123">
                <text:p>14.502123</text:p>
              </table:table-cell>
              <table:table-cell office:value-type="float" office:value="263106">
                <text:p>26310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4.607927">
                <text:p>14.607927</text:p>
              </table:table-cell>
              <table:table-cell office:value-type="float" office:value="263106">
                <text:p>26310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4.714683">
                <text:p>14.714683</text:p>
              </table:table-cell>
              <table:table-cell office:value-type="float" office:value="263106">
                <text:p>26310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4.821002">
                <text:p>14.821002</text:p>
              </table:table-cell>
              <table:table-cell office:value-type="float" office:value="263106">
                <text:p>26310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4.928461">
                <text:p>14.928461</text:p>
              </table:table-cell>
              <table:table-cell office:value-type="float" office:value="263106">
                <text:p>26310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5.034468">
                <text:p>15.034468</text:p>
              </table:table-cell>
              <table:table-cell office:value-type="float" office:value="263106">
                <text:p>26310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5.140863">
                <text:p>15.140863</text:p>
              </table:table-cell>
              <table:table-cell office:value-type="float" office:value="263106">
                <text:p>26310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5.247322">
                <text:p>15.247322</text:p>
              </table:table-cell>
              <table:table-cell office:value-type="float" office:value="263106">
                <text:p>26310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5.351479">
                <text:p>15.351479</text:p>
              </table:table-cell>
              <table:table-cell office:value-type="float" office:value="263106">
                <text:p>26310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5.457199">
                <text:p>15.457199</text:p>
              </table:table-cell>
              <table:table-cell office:value-type="float" office:value="263106">
                <text:p>26310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5.563166">
                <text:p>15.563166</text:p>
              </table:table-cell>
              <table:table-cell office:value-type="float" office:value="263106">
                <text:p>26310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5.66726">
                <text:p>15.66726</text:p>
              </table:table-cell>
              <table:table-cell office:value-type="float" office:value="263106">
                <text:p>26310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15.772179">
                <text:p>15.772179</text:p>
              </table:table-cell>
              <table:table-cell office:value-type="float" office:value="263106">
                <text:p>26310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15.878248">
                <text:p>15.878248</text:p>
              </table:table-cell>
              <table:table-cell office:value-type="float" office:value="263106">
                <text:p>26310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15.991668">
                <text:p>15.991668</text:p>
              </table:table-cell>
              <table:table-cell office:value-type="float" office:value="263106">
                <text:p>26310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16.096851">
                <text:p>16.096851</text:p>
              </table:table-cell>
              <table:table-cell office:value-type="float" office:value="263106">
                <text:p>26310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16.20349">
                <text:p>16.20349</text:p>
              </table:table-cell>
              <table:table-cell office:value-type="float" office:value="263106">
                <text:p>26310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16.307453">
                <text:p>16.307453</text:p>
              </table:table-cell>
              <table:table-cell office:value-type="float" office:value="263106">
                <text:p>26310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16.413251">
                <text:p>16.413251</text:p>
              </table:table-cell>
              <table:table-cell office:value-type="float" office:value="263106">
                <text:p>26310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16.518869">
                <text:p>16.518869</text:p>
              </table:table-cell>
              <table:table-cell office:value-type="float" office:value="263106">
                <text:p>26310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16.625872">
                <text:p>16.625872</text:p>
              </table:table-cell>
              <table:table-cell office:value-type="float" office:value="263106">
                <text:p>26310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16.732429">
                <text:p>16.732429</text:p>
              </table:table-cell>
              <table:table-cell office:value-type="float" office:value="263106">
                <text:p>26310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16.837477">
                <text:p>16.837477</text:p>
              </table:table-cell>
              <table:table-cell office:value-type="float" office:value="263106">
                <text:p>26310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16.942638">
                <text:p>16.942638</text:p>
              </table:table-cell>
              <table:table-cell office:value-type="float" office:value="263106">
                <text:p>26310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17.048074">
                <text:p>17.048074</text:p>
              </table:table-cell>
              <table:table-cell office:value-type="float" office:value="263106">
                <text:p>26310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17.153421">
                <text:p>17.153421</text:p>
              </table:table-cell>
              <table:table-cell office:value-type="float" office:value="263106">
                <text:p>26310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17.258059">
                <text:p>17.258059</text:p>
              </table:table-cell>
              <table:table-cell office:value-type="float" office:value="263106">
                <text:p>26310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17.362912">
                <text:p>17.362912</text:p>
              </table:table-cell>
              <table:table-cell office:value-type="float" office:value="263106">
                <text:p>26310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17.467308">
                <text:p>17.467308</text:p>
              </table:table-cell>
              <table:table-cell office:value-type="float" office:value="263106">
                <text:p>26310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17.577375">
                <text:p>17.577375</text:p>
              </table:table-cell>
              <table:table-cell office:value-type="float" office:value="263106">
                <text:p>26310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17.682471">
                <text:p>17.682471</text:p>
              </table:table-cell>
              <table:table-cell office:value-type="float" office:value="263106">
                <text:p>263106</text:p>
              </table:table-cell>
              <table:table-cell office:value-type="float" office:value="353809">
                <text:p>353809</text:p>
              </table:table-cell>
            </table:table-row>
            <table:table-row>
              <table:table-cell office:value-type="float" office:value="17.785568">
                <text:p>17.785568</text:p>
              </table:table-cell>
              <table:table-cell office:value-type="float" office:value="263106">
                <text:p>263106</text:p>
              </table:table-cell>
              <table:table-cell office:value-type="float" office:value="256503">
                <text:p>256503</text:p>
              </table:table-cell>
            </table:table-row>
            <table:table-row>
              <table:table-cell office:value-type="float" office:value="17.889226">
                <text:p>17.889226</text:p>
              </table:table-cell>
              <table:table-cell office:value-type="float" office:value="406770">
                <text:p>406770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17.994035">
                <text:p>17.994035</text:p>
              </table:table-cell>
              <table:table-cell office:value-type="float" office:value="406770">
                <text:p>406770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18.102347">
                <text:p>18.102347</text:p>
              </table:table-cell>
              <table:table-cell office:value-type="float" office:value="406770">
                <text:p>406770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18.209628">
                <text:p>18.209628</text:p>
              </table:table-cell>
              <table:table-cell office:value-type="float" office:value="406770">
                <text:p>406770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18.316574">
                <text:p>18.316574</text:p>
              </table:table-cell>
              <table:table-cell office:value-type="float" office:value="406770">
                <text:p>406770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18.424792">
                <text:p>18.424792</text:p>
              </table:table-cell>
              <table:table-cell office:value-type="float" office:value="406770">
                <text:p>406770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18.531846">
                <text:p>18.531846</text:p>
              </table:table-cell>
              <table:table-cell office:value-type="float" office:value="406770">
                <text:p>406770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18.638164">
                <text:p>18.638164</text:p>
              </table:table-cell>
              <table:table-cell office:value-type="float" office:value="406770">
                <text:p>406770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18.745486">
                <text:p>18.745486</text:p>
              </table:table-cell>
              <table:table-cell office:value-type="float" office:value="406770">
                <text:p>406770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18.852165">
                <text:p>18.852165</text:p>
              </table:table-cell>
              <table:table-cell office:value-type="float" office:value="406770">
                <text:p>406770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18.958833">
                <text:p>18.958833</text:p>
              </table:table-cell>
              <table:table-cell office:value-type="float" office:value="406770">
                <text:p>406770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19.063878">
                <text:p>19.063878</text:p>
              </table:table-cell>
              <table:table-cell office:value-type="float" office:value="406770">
                <text:p>406770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19.169103">
                <text:p>19.169103</text:p>
              </table:table-cell>
              <table:table-cell office:value-type="float" office:value="406770">
                <text:p>406770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19.274715">
                <text:p>19.274715</text:p>
              </table:table-cell>
              <table:table-cell office:value-type="float" office:value="406770">
                <text:p>406770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19.379841">
                <text:p>19.379841</text:p>
              </table:table-cell>
              <table:table-cell office:value-type="float" office:value="406770">
                <text:p>406770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19.484871">
                <text:p>19.484871</text:p>
              </table:table-cell>
              <table:table-cell office:value-type="float" office:value="406770">
                <text:p>406770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19.592042">
                <text:p>19.592042</text:p>
              </table:table-cell>
              <table:table-cell office:value-type="float" office:value="406770">
                <text:p>406770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19.698016">
                <text:p>19.698016</text:p>
              </table:table-cell>
              <table:table-cell office:value-type="float" office:value="406770">
                <text:p>406770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19.805949">
                <text:p>19.805949</text:p>
              </table:table-cell>
              <table:table-cell office:value-type="float" office:value="406770">
                <text:p>406770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19.911989">
                <text:p>19.911989</text:p>
              </table:table-cell>
              <table:table-cell office:value-type="float" office:value="406770">
                <text:p>406770</text:p>
              </table:table-cell>
              <table:table-cell office:value-type="float" office:value="1349729">
                <text:p>1349729</text:p>
              </table:table-cell>
            </table:table-row>
            <table:table-row>
              <table:table-cell office:value-type="float" office:value="20.015996">
                <text:p>20.015996</text:p>
              </table:table-cell>
              <table:table-cell office:value-type="float" office:value="406770">
                <text:p>406770</text:p>
              </table:table-cell>
              <table:table-cell office:value-type="float" office:value="1442129">
                <text:p>1442129</text:p>
              </table:table-cell>
            </table:table-row>
            <table:table-row>
              <table:table-cell office:value-type="float" office:value="20.119653">
                <text:p>20.119653</text:p>
              </table:table-cell>
              <table:table-cell office:value-type="float" office:value="406770">
                <text:p>406770</text:p>
              </table:table-cell>
              <table:table-cell office:value-type="float" office:value="1500929">
                <text:p>1500929</text:p>
              </table:table-cell>
            </table:table-row>
            <table:table-row>
              <table:table-cell office:value-type="float" office:value="20.222943">
                <text:p>20.222943</text:p>
              </table:table-cell>
              <table:table-cell office:value-type="float" office:value="406770">
                <text:p>406770</text:p>
              </table:table-cell>
              <table:table-cell office:value-type="float" office:value="1549649">
                <text:p>1549649</text:p>
              </table:table-cell>
            </table:table-row>
            <table:table-row>
              <table:table-cell office:value-type="float" office:value="20.326192">
                <text:p>20.326192</text:p>
              </table:table-cell>
              <table:table-cell office:value-type="float" office:value="406770">
                <text:p>406770</text:p>
              </table:table-cell>
              <table:table-cell office:value-type="float" office:value="1587329">
                <text:p>1587329</text:p>
              </table:table-cell>
            </table:table-row>
            <table:table-row>
              <table:table-cell office:value-type="float" office:value="20.429565">
                <text:p>20.429565</text:p>
              </table:table-cell>
              <table:table-cell office:value-type="float" office:value="406770">
                <text:p>406770</text:p>
              </table:table-cell>
              <table:table-cell office:value-type="float" office:value="1622609">
                <text:p>1622609</text:p>
              </table:table-cell>
            </table:table-row>
            <table:table-row>
              <table:table-cell office:value-type="float" office:value="20.532678">
                <text:p>20.532678</text:p>
              </table:table-cell>
              <table:table-cell office:value-type="float" office:value="406770">
                <text:p>406770</text:p>
              </table:table-cell>
              <table:table-cell office:value-type="float" office:value="1653089">
                <text:p>1653089</text:p>
              </table:table-cell>
            </table:table-row>
            <table:table-row>
              <table:table-cell office:value-type="float" office:value="20.63612">
                <text:p>20.63612</text:p>
              </table:table-cell>
              <table:table-cell office:value-type="float" office:value="406770">
                <text:p>406770</text:p>
              </table:table-cell>
              <table:table-cell office:value-type="float" office:value="1683569">
                <text:p>1683569</text:p>
              </table:table-cell>
            </table:table-row>
            <table:table-row>
              <table:table-cell office:value-type="float" office:value="20.739579">
                <text:p>20.739579</text:p>
              </table:table-cell>
              <table:table-cell office:value-type="float" office:value="406770">
                <text:p>406770</text:p>
              </table:table-cell>
              <table:table-cell office:value-type="float" office:value="1710449">
                <text:p>1710449</text:p>
              </table:table-cell>
            </table:table-row>
            <table:table-row>
              <table:table-cell office:value-type="float" office:value="20.842574">
                <text:p>20.842574</text:p>
              </table:table-cell>
              <table:table-cell office:value-type="float" office:value="406770">
                <text:p>406770</text:p>
              </table:table-cell>
              <table:table-cell office:value-type="float" office:value="1738529">
                <text:p>1738529</text:p>
              </table:table-cell>
            </table:table-row>
            <table:table-row>
              <table:table-cell office:value-type="float" office:value="20.945606">
                <text:p>20.945606</text:p>
              </table:table-cell>
              <table:table-cell office:value-type="float" office:value="406770">
                <text:p>406770</text:p>
              </table:table-cell>
              <table:table-cell office:value-type="float" office:value="1761329">
                <text:p>1761329</text:p>
              </table:table-cell>
            </table:table-row>
            <table:table-row>
              <table:table-cell office:value-type="float" office:value="21.04872">
                <text:p>21.04872</text:p>
              </table:table-cell>
              <table:table-cell office:value-type="float" office:value="406770">
                <text:p>406770</text:p>
              </table:table-cell>
              <table:table-cell office:value-type="float" office:value="1785089">
                <text:p>1785089</text:p>
              </table:table-cell>
            </table:table-row>
            <table:table-row>
              <table:table-cell office:value-type="float" office:value="21.151846">
                <text:p>21.151846</text:p>
              </table:table-cell>
              <table:table-cell office:value-type="float" office:value="406770">
                <text:p>406770</text:p>
              </table:table-cell>
              <table:table-cell office:value-type="float" office:value="1806929">
                <text:p>1806929</text:p>
              </table:table-cell>
            </table:table-row>
            <table:table-row>
              <table:table-cell office:value-type="float" office:value="21.255361">
                <text:p>21.255361</text:p>
              </table:table-cell>
              <table:table-cell office:value-type="float" office:value="406770">
                <text:p>406770</text:p>
              </table:table-cell>
              <table:table-cell office:value-type="float" office:value="1829249">
                <text:p>1829249</text:p>
              </table:table-cell>
            </table:table-row>
            <table:table-row>
              <table:table-cell office:value-type="float" office:value="21.358991">
                <text:p>21.358991</text:p>
              </table:table-cell>
              <table:table-cell office:value-type="float" office:value="406770">
                <text:p>406770</text:p>
              </table:table-cell>
              <table:table-cell office:value-type="float" office:value="1848689">
                <text:p>1848689</text:p>
              </table:table-cell>
            </table:table-row>
            <table:table-row>
              <table:table-cell office:value-type="float" office:value="21.462317">
                <text:p>21.462317</text:p>
              </table:table-cell>
              <table:table-cell office:value-type="float" office:value="406770">
                <text:p>406770</text:p>
              </table:table-cell>
              <table:table-cell office:value-type="float" office:value="1870049">
                <text:p>1870049</text:p>
              </table:table-cell>
            </table:table-row>
            <table:table-row>
              <table:table-cell office:value-type="float" office:value="21.565368">
                <text:p>21.565368</text:p>
              </table:table-cell>
              <table:table-cell office:value-type="float" office:value="406770">
                <text:p>406770</text:p>
              </table:table-cell>
              <table:table-cell office:value-type="float" office:value="1889249">
                <text:p>1889249</text:p>
              </table:table-cell>
            </table:table-row>
            <table:table-row>
              <table:table-cell office:value-type="float" office:value="21.668624">
                <text:p>21.668624</text:p>
              </table:table-cell>
              <table:table-cell office:value-type="float" office:value="406770">
                <text:p>406770</text:p>
              </table:table-cell>
              <table:table-cell office:value-type="float" office:value="1909889">
                <text:p>1909889</text:p>
              </table:table-cell>
            </table:table-row>
            <table:table-row>
              <table:table-cell office:value-type="float" office:value="21.772511">
                <text:p>21.772511</text:p>
              </table:table-cell>
              <table:table-cell office:value-type="float" office:value="406770">
                <text:p>406770</text:p>
              </table:table-cell>
              <table:table-cell office:value-type="float" office:value="1928129">
                <text:p>1928129</text:p>
              </table:table-cell>
            </table:table-row>
            <table:table-row>
              <table:table-cell office:value-type="float" office:value="21.875967">
                <text:p>21.875967</text:p>
              </table:table-cell>
              <table:table-cell office:value-type="float" office:value="406770">
                <text:p>406770</text:p>
              </table:table-cell>
              <table:table-cell office:value-type="float" office:value="1947089">
                <text:p>1947089</text:p>
              </table:table-cell>
            </table:table-row>
            <table:table-row>
              <table:table-cell office:value-type="float" office:value="21.97889">
                <text:p>21.97889</text:p>
              </table:table-cell>
              <table:table-cell office:value-type="float" office:value="406770">
                <text:p>406770</text:p>
              </table:table-cell>
              <table:table-cell office:value-type="float" office:value="1963889">
                <text:p>1963889</text:p>
              </table:table-cell>
            </table:table-row>
            <table:table-row>
              <table:table-cell office:value-type="float" office:value="22.082012">
                <text:p>22.082012</text:p>
              </table:table-cell>
              <table:table-cell office:value-type="float" office:value="406770">
                <text:p>406770</text:p>
              </table:table-cell>
              <table:table-cell office:value-type="float" office:value="1980689">
                <text:p>1980689</text:p>
              </table:table-cell>
            </table:table-row>
            <table:table-row>
              <table:table-cell office:value-type="float" office:value="22.1853">
                <text:p>22.1853</text:p>
              </table:table-cell>
              <table:table-cell office:value-type="float" office:value="406770">
                <text:p>406770</text:p>
              </table:table-cell>
              <table:table-cell office:value-type="float" office:value="1996049">
                <text:p>1996049</text:p>
              </table:table-cell>
            </table:table-row>
            <table:table-row>
              <table:table-cell office:value-type="float" office:value="22.288942">
                <text:p>22.288942</text:p>
              </table:table-cell>
              <table:table-cell office:value-type="float" office:value="406770">
                <text:p>406770</text:p>
              </table:table-cell>
              <table:table-cell office:value-type="float" office:value="2774878">
                <text:p>2774878</text:p>
              </table:table-cell>
            </table:table-row>
            <table:table-row>
              <table:table-cell office:value-type="float" office:value="22.392322">
                <text:p>22.392322</text:p>
              </table:table-cell>
              <table:table-cell office:value-type="float" office:value="406770">
                <text:p>406770</text:p>
              </table:table-cell>
              <table:table-cell office:value-type="float" office:value="2027489">
                <text:p>2027489</text:p>
              </table:table-cell>
            </table:table-row>
            <table:table-row>
              <table:table-cell office:value-type="float" office:value="22.495262">
                <text:p>22.495262</text:p>
              </table:table-cell>
              <table:table-cell office:value-type="float" office:value="406770">
                <text:p>406770</text:p>
              </table:table-cell>
              <table:table-cell office:value-type="float" office:value="2043569">
                <text:p>2043569</text:p>
              </table:table-cell>
            </table:table-row>
            <table:table-row>
              <table:table-cell office:value-type="float" office:value="22.599023">
                <text:p>22.599023</text:p>
              </table:table-cell>
              <table:table-cell office:value-type="float" office:value="406770">
                <text:p>406770</text:p>
              </table:table-cell>
              <table:table-cell office:value-type="float" office:value="844023">
                <text:p>844023</text:p>
              </table:table-cell>
            </table:table-row>
            <table:table-row>
              <table:table-cell office:value-type="float" office:value="22.702521">
                <text:p>22.702521</text:p>
              </table:table-cell>
              <table:table-cell office:value-type="float" office:value="406770">
                <text:p>406770</text:p>
              </table:table-cell>
              <table:table-cell office:value-type="float" office:value="970023">
                <text:p>970023</text:p>
              </table:table-cell>
            </table:table-row>
            <table:table-row>
              <table:table-cell office:value-type="float" office:value="22.805809">
                <text:p>22.805809</text:p>
              </table:table-cell>
              <table:table-cell office:value-type="float" office:value="406770">
                <text:p>406770</text:p>
              </table:table-cell>
              <table:table-cell office:value-type="float" office:value="1036023">
                <text:p>1036023</text:p>
              </table:table-cell>
            </table:table-row>
            <table:table-row>
              <table:table-cell office:value-type="float" office:value="22.908805">
                <text:p>22.908805</text:p>
              </table:table-cell>
              <table:table-cell office:value-type="float" office:value="406770">
                <text:p>406770</text:p>
              </table:table-cell>
              <table:table-cell office:value-type="float" office:value="1085463">
                <text:p>1085463</text:p>
              </table:table-cell>
            </table:table-row>
            <table:table-row>
              <table:table-cell office:value-type="float" office:value="23.011873">
                <text:p>23.011873</text:p>
              </table:table-cell>
              <table:table-cell office:value-type="float" office:value="406770">
                <text:p>406770</text:p>
              </table:table-cell>
              <table:table-cell office:value-type="float" office:value="1128663">
                <text:p>1128663</text:p>
              </table:table-cell>
            </table:table-row>
            <table:table-row>
              <table:table-cell office:value-type="float" office:value="23.114997">
                <text:p>23.114997</text:p>
              </table:table-cell>
              <table:table-cell office:value-type="float" office:value="406770">
                <text:p>406770</text:p>
              </table:table-cell>
              <table:table-cell office:value-type="float" office:value="1164423">
                <text:p>1164423</text:p>
              </table:table-cell>
            </table:table-row>
            <table:table-row>
              <table:table-cell office:value-type="float" office:value="23.218576">
                <text:p>23.218576</text:p>
              </table:table-cell>
              <table:table-cell office:value-type="float" office:value="406770">
                <text:p>406770</text:p>
              </table:table-cell>
              <table:table-cell office:value-type="float" office:value="1199223">
                <text:p>1199223</text:p>
              </table:table-cell>
            </table:table-row>
            <table:table-row>
              <table:table-cell office:value-type="float" office:value="23.32229">
                <text:p>23.32229</text:p>
              </table:table-cell>
              <table:table-cell office:value-type="float" office:value="406770">
                <text:p>406770</text:p>
              </table:table-cell>
              <table:table-cell office:value-type="float" office:value="1228503">
                <text:p>1228503</text:p>
              </table:table-cell>
            </table:table-row>
            <table:table-row>
              <table:table-cell office:value-type="float" office:value="23.425452">
                <text:p>23.425452</text:p>
              </table:table-cell>
              <table:table-cell office:value-type="float" office:value="406770">
                <text:p>406770</text:p>
              </table:table-cell>
              <table:table-cell office:value-type="float" office:value="1257303">
                <text:p>1257303</text:p>
              </table:table-cell>
            </table:table-row>
            <table:table-row>
              <table:table-cell office:value-type="float" office:value="23.528629">
                <text:p>23.528629</text:p>
              </table:table-cell>
              <table:table-cell office:value-type="float" office:value="406770">
                <text:p>406770</text:p>
              </table:table-cell>
              <table:table-cell office:value-type="float" office:value="1284423">
                <text:p>1284423</text:p>
              </table:table-cell>
            </table:table-row>
            <table:table-row>
              <table:table-cell office:value-type="float" office:value="23.631609">
                <text:p>23.631609</text:p>
              </table:table-cell>
              <table:table-cell office:value-type="float" office:value="406770">
                <text:p>406770</text:p>
              </table:table-cell>
              <table:table-cell office:value-type="float" office:value="1310583">
                <text:p>1310583</text:p>
              </table:table-cell>
            </table:table-row>
            <table:table-row>
              <table:table-cell office:value-type="float" office:value="23.735912">
                <text:p>23.735912</text:p>
              </table:table-cell>
              <table:table-cell office:value-type="float" office:value="406770">
                <text:p>406770</text:p>
              </table:table-cell>
              <table:table-cell office:value-type="float" office:value="1333623">
                <text:p>1333623</text:p>
              </table:table-cell>
            </table:table-row>
            <table:table-row>
              <table:table-cell office:value-type="float" office:value="23.83913">
                <text:p>23.83913</text:p>
              </table:table-cell>
              <table:table-cell office:value-type="float" office:value="406770">
                <text:p>406770</text:p>
              </table:table-cell>
              <table:table-cell office:value-type="float" office:value="1357143">
                <text:p>1357143</text:p>
              </table:table-cell>
            </table:table-row>
            <table:table-row>
              <table:table-cell office:value-type="float" office:value="23.942519">
                <text:p>23.942519</text:p>
              </table:table-cell>
              <table:table-cell office:value-type="float" office:value="406770">
                <text:p>406770</text:p>
              </table:table-cell>
              <table:table-cell office:value-type="float" office:value="1378503">
                <text:p>1378503</text:p>
              </table:table-cell>
            </table:table-row>
            <table:table-row>
              <table:table-cell office:value-type="float" office:value="24.045539">
                <text:p>24.045539</text:p>
              </table:table-cell>
              <table:table-cell office:value-type="float" office:value="406770">
                <text:p>406770</text:p>
              </table:table-cell>
              <table:table-cell office:value-type="float" office:value="1399143">
                <text:p>1399143</text:p>
              </table:table-cell>
            </table:table-row>
            <table:table-row>
              <table:table-cell office:value-type="float" office:value="24.148649">
                <text:p>24.148649</text:p>
              </table:table-cell>
              <table:table-cell office:value-type="float" office:value="406770">
                <text:p>406770</text:p>
              </table:table-cell>
              <table:table-cell office:value-type="float" office:value="1418583">
                <text:p>1418583</text:p>
              </table:table-cell>
            </table:table-row>
            <table:table-row>
              <table:table-cell office:value-type="float" office:value="24.252107">
                <text:p>24.252107</text:p>
              </table:table-cell>
              <table:table-cell office:value-type="float" office:value="406770">
                <text:p>406770</text:p>
              </table:table-cell>
              <table:table-cell office:value-type="float" office:value="1439463">
                <text:p>1439463</text:p>
              </table:table-cell>
            </table:table-row>
            <table:table-row>
              <table:table-cell office:value-type="float" office:value="24.355336">
                <text:p>24.355336</text:p>
              </table:table-cell>
              <table:table-cell office:value-type="float" office:value="406770">
                <text:p>406770</text:p>
              </table:table-cell>
              <table:table-cell office:value-type="float" office:value="1457703">
                <text:p>1457703</text:p>
              </table:table-cell>
            </table:table-row>
            <table:table-row>
              <table:table-cell office:value-type="float" office:value="24.458557">
                <text:p>24.458557</text:p>
              </table:table-cell>
              <table:table-cell office:value-type="float" office:value="406770">
                <text:p>406770</text:p>
              </table:table-cell>
              <table:table-cell office:value-type="float" office:value="1476183">
                <text:p>1476183</text:p>
              </table:table-cell>
            </table:table-row>
            <table:table-row>
              <table:table-cell office:value-type="float" office:value="24.561651">
                <text:p>24.561651</text:p>
              </table:table-cell>
              <table:table-cell office:value-type="float" office:value="406770">
                <text:p>406770</text:p>
              </table:table-cell>
              <table:table-cell office:value-type="float" office:value="1493223">
                <text:p>1493223</text:p>
              </table:table-cell>
            </table:table-row>
            <table:table-row>
              <table:table-cell office:value-type="float" office:value="24.664832">
                <text:p>24.664832</text:p>
              </table:table-cell>
              <table:table-cell office:value-type="float" office:value="406770">
                <text:p>406770</text:p>
              </table:table-cell>
              <table:table-cell office:value-type="float" office:value="1511223">
                <text:p>1511223</text:p>
              </table:table-cell>
            </table:table-row>
            <table:table-row>
              <table:table-cell office:value-type="float" office:value="24.768333">
                <text:p>24.768333</text:p>
              </table:table-cell>
              <table:table-cell office:value-type="float" office:value="406770">
                <text:p>406770</text:p>
              </table:table-cell>
              <table:table-cell office:value-type="float" office:value="2255492">
                <text:p>2255492</text:p>
              </table:table-cell>
            </table:table-row>
            <table:table-row>
              <table:table-cell office:value-type="float" office:value="24.871851">
                <text:p>24.871851</text:p>
              </table:table-cell>
              <table:table-cell office:value-type="float" office:value="406770">
                <text:p>406770</text:p>
              </table:table-cell>
              <table:table-cell office:value-type="float" office:value="1542903">
                <text:p>1542903</text:p>
              </table:table-cell>
            </table:table-row>
            <table:table-row>
              <table:table-cell office:value-type="float" office:value="24.97548">
                <text:p>24.97548</text:p>
              </table:table-cell>
              <table:table-cell office:value-type="float" office:value="406770">
                <text:p>406770</text:p>
              </table:table-cell>
              <table:table-cell office:value-type="float" office:value="1558023">
                <text:p>1558023</text:p>
              </table:table-cell>
            </table:table-row>
            <table:table-row>
              <table:table-cell office:value-type="float" office:value="25.07869">
                <text:p>25.07869</text:p>
              </table:table-cell>
              <table:table-cell office:value-type="float" office:value="406770">
                <text:p>406770</text:p>
              </table:table-cell>
              <table:table-cell office:value-type="float" office:value="1574583">
                <text:p>1574583</text:p>
              </table:table-cell>
            </table:table-row>
            <table:table-row>
              <table:table-cell office:value-type="float" office:value="25.182006">
                <text:p>25.182006</text:p>
              </table:table-cell>
              <table:table-cell office:value-type="float" office:value="406770">
                <text:p>406770</text:p>
              </table:table-cell>
              <table:table-cell office:value-type="float" office:value="1589703">
                <text:p>1589703</text:p>
              </table:table-cell>
            </table:table-row>
            <table:table-row>
              <table:table-cell office:value-type="float" office:value="25.285399">
                <text:p>25.285399</text:p>
              </table:table-cell>
              <table:table-cell office:value-type="float" office:value="216938">
                <text:p>21693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